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Symbol" style:font-name-complex="Segoe UI Symbol"/>
    </style:style>
  </office:automatic-styles>
  <office:body>
    <office:text text:use-soft-page-breaks="true">
      <text:p text:style-name="P1">Poultry Farm Website Design</text:p>
      <text:p text:style-name="Normal"/>
      <text:p text:style-name="Normal">I'll create a 5-page poultry farm website with all the required elements. Let's start with a clean, professional design that highlights poultry farming.</text:p>
      <text:p text:style-name="Normal"/>
      <text:p text:style-name="Normal">```html</text:p>
      <text:p text:style-name="Normal">&lt;!DOCTYPE html&gt;</text:p>
      <text:p text:style-name="Normal">&lt;html lang="en"&gt;</text:p>
      <text:p text:style-name="Normal">&lt;head&gt;</text:p>
      <text:p text:style-name="Normal"><text:s text:c="4"/>&lt;meta charset="UTF-8"&gt;</text:p>
      <text:p text:style-name="Normal"><text:s text:c="4"/>&lt;meta name="viewport" content="width=device-width, initial-scale=1.0"&gt;</text:p>
      <text:p text:style-name="Normal"><text:s text:c="4"/>&lt;title&gt;Golden Feather Poultry Farm&lt;/title&gt;</text:p>
      <text:p text:style-name="Normal"><text:s text:c="4"/>&lt;link rel="stylesheet" href="https://cdnjs.cloudflare.com/ajax/libs/font-awesome/6.4.0/css/all.min.css"&gt;</text:p>
      <text:p text:style-name="Normal"><text:s text:c="4"/>&lt;style&gt;</text:p>
      <text:p text:style-name="Normal"><text:s text:c="8"/>/* CSS Reset and Base Styles */</text:p>
      <text:p text:style-name="Normal"><text:s text:c="8"/>* {</text:p>
      <text:p text:style-name="Normal"><text:s text:c="12"/>margin: 0;</text:p>
      <text:p text:style-name="Normal"><text:s text:c="12"/>padding: 0;</text:p>
      <text:p text:style-name="Normal"><text:s text:c="12"/>box-sizing: border-box;</text:p>
      <text:p text:style-name="Normal"><text:s text:c="12"/>font-family: 'Segoe UI', Tahoma, Geneva, Verdana, sans-serif;</text:p>
      <text:p text:style-name="Normal"><text:s text:c="8"/>}</text:p>
      <text:p text:style-name="Normal"><text:s text:c="8"/></text:p>
      <text:p text:style-name="Normal"><text:s text:c="8"/>:root {</text:p>
      <text:p text:style-name="Normal"><text:s text:c="12"/>--primary-color: #f8b739;</text:p>
      <text:p text:style-name="Normal"><text:s text:c="12"/>--secondary-color: #8d6e2a;</text:p>
      <text:p text:style-name="Normal"><text:s text:c="12"/>--accent-color: #4a7c59;</text:p>
      <text:p text:style-name="Normal"><text:s text:c="12"/>--light-color: #fff9e6;</text:p>
      <text:p text:style-name="Normal"><text:s text:c="12"/>--dark-color: #333333;</text:p>
      <text:p text:style-name="Normal"><text:s text:c="12"/>--text-color: #333;</text:p>
      <text:p text:style-name="Normal"><text:s text:c="12"/>--shadow: 0 4px 6px rgba(0, 0, 0, 0.1);</text:p>
      <text:p text:style-name="Normal"><text:s text:c="8"/>}</text:p>
      <text:p text:style-name="Normal"><text:s text:c="8"/></text:p>
      <text:p text:style-name="Normal"><text:s text:c="8"/>body {</text:p>
      <text:p text:style-name="Normal"><text:s text:c="12"/>background-color: #f9f9f9;</text:p>
      <text:p text:style-name="Normal"><text:s text:c="12"/>color: var(--text-color);</text:p>
      <text:p text:style-name="Normal"><text:s text:c="12"/>line-height: 1.6;</text:p>
      <text:p text:style-name="Normal"><text:s text:c="8"/>}</text:p>
      <text:p text:style-name="Normal"><text:s text:c="8"/></text:p>
      <text:p text:style-name="Normal"><text:s text:c="8"/>.container {</text:p>
      <text:p text:style-name="Normal"><text:s text:c="12"/>width: 90%;</text:p>
      <text:p text:style-name="Normal"><text:s text:c="12"/>max-width: 1200px;</text:p>
      <text:p text:style-name="Normal"><text:s text:c="12"/>margin: 0 auto;</text:p>
      <text:p text:style-name="Normal"><text:s text:c="12"/>padding: 0 15px;</text:p>
      <text:p text:style-name="Normal"><text:s text:c="8"/>}</text:p>
      <text:p text:style-name="Normal"><text:s text:c="8"/></text:p>
      <text:p text:style-name="Normal"><text:s text:c="8"/>/* Navigation Bar */</text:p>
      <text:p text:style-name="Normal"><text:s text:c="8"/>.topnav {</text:p>
      <text:p text:style-name="Normal"><text:s text:c="12"/>background-color: var(--dark-color);</text:p>
      <text:p text:style-name="Normal"><text:s text:c="12"/>overflow: hidden;</text:p>
      <text:p text:style-name="Normal"><text:s text:c="12"/>position: sticky;</text:p>
      <text:p text:style-name="Normal"><text:s text:c="12"/>top: 0;</text:p>
      <text:p text:style-name="Normal"><text:s text:c="12"/>z-index: 100;</text:p>
      <text:p text:style-name="Normal"><text:s text:c="12"/>box-shadow: var(--shadow);</text:p>
      <text:p text:style-name="Normal"><text:s text:c="8"/>}</text:p>
      <text:p text:style-name="Normal"><text:s text:c="8"/></text:p>
      <text:p text:style-name="Normal"><text:s text:c="8"/>.topnav a {</text:p>
      <text:p text:style-name="Normal"><text:s text:c="12"/>float: left;</text:p>
      <text:p text:style-name="Normal"><text:s text:c="12"/>display: block;</text:p>
      <text:p text:style-name="Normal"><text:s text:c="12"/>color: white;</text:p>
      <text:p text:style-name="Normal"><text:s text:c="12"/>text-align: center;</text:p>
      <text:p text:style-name="Normal"><text:s text:c="12"/>padding: 18px 22px;</text:p>
      <text:p text:style-name="Normal"><text:s text:c="12"/>text-decoration: none;</text:p>
      <text:p text:style-name="Normal"><text:s text:c="12"/>font-size: 18px;</text:p>
      <text:p text:style-name="Normal"><text:s text:c="12"/>font-weight: 500;</text:p>
      <text:p text:style-name="Normal"><text:s text:c="12"/>transition: background-color 0.3s;</text:p>
      <text:p text:style-name="Normal"><text:s text:c="8"/>}</text:p>
      <text:p text:style-name="Normal"><text:s text:c="8"/></text:p>
      <text:p text:style-name="Normal"><text:s text:c="8"/>.topnav a:hover {</text:p>
      <text:p text:style-name="Normal"><text:s text:c="12"/>background-color: var(--primary-color);</text:p>
      <text:p text:style-name="Normal"><text:s text:c="12"/>color: var(--dark-color);</text:p>
      <text:p text:style-name="Normal"><text:s text:c="8"/>}</text:p>
      <text:p text:style-name="Normal"><text:s text:c="8"/></text:p>
      <text:p text:style-name="Normal"><text:s text:c="8"/>.topnav a.active {</text:p>
      <text:p text:style-name="Normal"><text:s text:c="12"/>background-color: var(--primary-color);</text:p>
      <text:p text:style-name="Normal"><text:s text:c="12"/>color: var(--dark-color);</text:p>
      <text:p text:style-name="Normal"><text:s text:c="8"/>}</text:p>
      <text:p text:style-name="Normal"><text:s text:c="8"/></text:p>
      <text:p text:style-name="Normal"><text:s text:c="8"/>.topnav .icon {</text:p>
      <text:p text:style-name="Normal"><text:s text:c="12"/>display: none;</text:p>
      <text:p text:style-name="Normal"><text:s text:c="8"/>}</text:p>
      <text:p text:style-name="Normal"><text:s text:c="8"/></text:p>
      <text:p text:style-name="Normal"><text:s text:c="8"/>.topnav .logo {</text:p>
      <text:p text:style-name="Normal"><text:s text:c="12"/>font-weight: 700;</text:p>
      <text:p text:style-name="Normal"><text:s text:c="12"/>color: var(--primary-color);</text:p>
      <text:p text:style-name="Normal"><text:s text:c="12"/>font-size: 22px;</text:p>
      <text:p text:style-name="Normal"><text:s text:c="8"/>}</text:p>
      <text:p text:style-name="Normal"><text:s text:c="8"/></text:p>
      <text:p text:style-name="Normal"><text:s text:c="8"/>/* Hero Section */</text:p>
      <text:p text:style-name="Normal"><text:s text:c="8"/>.hero {</text:p>
      <text:p text:style-name="Normal"><text:s text:c="12"/>background: linear-gradient(rgba(0, 0, 0, 0.6), rgba(0, 0, 0, 0.6)), url('https://images.unsplash.com/photo-1564752539647-6e2e6d935e6f?ixlib=rb-4.0.3&amp;auto=format&amp;fit=crop&amp;w=1200&amp;q=80');</text:p>
      <text:p text:style-name="Normal"><text:s text:c="12"/>background-size: cover;</text:p>
      <text:p text:style-name="Normal"><text:s text:c="12"/>background-position: center;</text:p>
      <text:p text:style-name="Normal"><text:s text:c="12"/>color: white;</text:p>
      <text:p text:style-name="Normal"><text:s text:c="12"/>padding: 100px 0;</text:p>
      <text:p text:style-name="Normal"><text:s text:c="12"/>text-align: center;</text:p>
      <text:p text:style-name="Normal"><text:s text:c="12"/>margin-bottom: 40px;</text:p>
      <text:p text:style-name="Normal"><text:s text:c="8"/>}</text:p>
      <text:p text:style-name="Normal"><text:s text:c="8"/></text:p>
      <text:p text:style-name="Normal"><text:s text:c="8"/>.hero h1 {</text:p>
      <text:p text:style-name="Normal"><text:s text:c="12"/>font-size: 3.2rem;</text:p>
      <text:p text:style-name="Normal"><text:s text:c="12"/>margin-bottom: 20px;</text:p>
      <text:p text:style-name="Normal"><text:s text:c="12"/>text-shadow: 2px 2px 4px rgba(0,0,0,0.5);</text:p>
      <text:p text:style-name="Normal"><text:s text:c="8"/>}</text:p>
      <text:p text:style-name="Normal"><text:s text:c="8"/></text:p>
      <text:p text:style-name="Normal"><text:s text:c="8"/>.hero p {</text:p>
      <text:p text:style-name="Normal"><text:s text:c="12"/>font-size: 1.3rem;</text:p>
      <text:p text:style-name="Normal"><text:s text:c="12"/>max-width: 700px;</text:p>
      <text:p text:style-name="Normal"><text:s text:c="12"/>margin: 0 auto 30px;</text:p>
      <text:p text:style-name="Normal"><text:s text:c="8"/>}</text:p>
      <text:p text:style-name="Normal"><text:s text:c="8"/></text:p>
      <text:p text:style-name="Normal"><text:s text:c="8"/>.btn {</text:p>
      <text:p text:style-name="Normal"><text:s text:c="12"/>display: inline-block;</text:p>
      <text:p text:style-name="Normal"><text:s text:c="12"/>background-color: var(--primary-color);</text:p>
      <text:p text:style-name="Normal"><text:s text:c="12"/>color: var(--dark-color);</text:p>
      <text:p text:style-name="Normal"><text:s text:c="12"/>padding: 12px 28px;</text:p>
      <text:p text:style-name="Normal"><text:s text:c="12"/>border-radius: 30px;</text:p>
      <text:p text:style-name="Normal"><text:s text:c="12"/>text-decoration: none;</text:p>
      <text:p text:style-name="Normal"><text:s text:c="12"/>font-weight: 600;</text:p>
      <text:p text:style-name="Normal"><text:s text:c="12"/>font-size: 1.1rem;</text:p>
      <text:p text:style-name="Normal"><text:s text:c="12"/>transition: all 0.3s ease;</text:p>
      <text:p text:style-name="Normal"><text:s text:c="12"/>border: none;</text:p>
      <text:p text:style-name="Normal"><text:s text:c="12"/>cursor: pointer;</text:p>
      <text:p text:style-name="Normal"><text:s text:c="8"/>}</text:p>
      <text:p text:style-name="Normal"><text:s text:c="8"/></text:p>
      <text:p text:style-name="Normal"><text:s text:c="8"/>.btn:hover {</text:p>
      <text:p text:style-name="Normal"><text:s text:c="12"/>background-color: #e6a328;</text:p>
      <text:p text:style-name="Normal"><text:s text:c="12"/>transform: translateY(-3px);</text:p>
      <text:p text:style-name="Normal"><text:s text:c="12"/>box-shadow: 0 6px 12px rgba(0, 0, 0, 0.15);</text:p>
      <text:p text:style-name="Normal"><text:s text:c="8"/>}</text:p>
      <text:p text:style-name="Normal"><text:s text:c="8"/></text:p>
      <text:p text:style-name="Normal"><text:s text:c="8"/>/* Page Sections */</text:p>
      <text:p text:style-name="Normal"><text:s text:c="8"/>.page {</text:p>
      <text:p text:style-name="Normal"><text:s text:c="12"/>display: none;</text:p>
      <text:p text:style-name="Normal"><text:s text:c="12"/>padding: 40px 0;</text:p>
      <text:p text:style-name="Normal"><text:s text:c="8"/>}</text:p>
      <text:p text:style-name="Normal"><text:s text:c="8"/></text:p>
      <text:p text:style-name="Normal"><text:s text:c="8"/>.page.active {</text:p>
      <text:p text:style-name="Normal"><text:s text:c="12"/>display: block;</text:p>
      <text:p text:style-name="Normal"><text:s text:c="12"/>animation: fadeIn 0.8s ease-out;</text:p>
      <text:p text:style-name="Normal"><text:s text:c="8"/>}</text:p>
      <text:p text:style-name="Normal"><text:s text:c="8"/></text:p>
      <text:p text:style-name="Normal"><text:s text:c="8"/>@keyframes fadeIn {</text:p>
      <text:p text:style-name="Normal"><text:s text:c="12"/>from { opacity: 0; }</text:p>
      <text:p text:style-name="Normal"><text:s text:c="12"/>to { opacity: 1; }</text:p>
      <text:p text:style-name="Normal"><text:s text:c="8"/>}</text:p>
      <text:p text:style-name="Normal"><text:s text:c="8"/></text:p>
      <text:p text:style-name="Normal"><text:s text:c="8"/>.section-title {</text:p>
      <text:p text:style-name="Normal"><text:s text:c="12"/>text-align: center;</text:p>
      <text:p text:style-name="Normal"><text:s text:c="12"/>margin-bottom: 40px;</text:p>
      <text:p text:style-name="Normal"><text:s text:c="12"/>color: var(--secondary-color);</text:p>
      <text:p text:style-name="Normal"><text:s text:c="12"/>position: relative;</text:p>
      <text:p text:style-name="Normal"><text:s text:c="12"/>padding-bottom: 15px;</text:p>
      <text:p text:style-name="Normal"><text:s text:c="8"/>}</text:p>
      <text:p text:style-name="Normal"><text:s text:c="8"/></text:p>
      <text:p text:style-name="Normal"><text:s text:c="8"/>.section-title:after {</text:p>
      <text:p text:style-name="Normal"><text:s text:c="12"/>content: '';</text:p>
      <text:p text:style-name="Normal"><text:s text:c="12"/>position: absolute;</text:p>
      <text:p text:style-name="Normal"><text:s text:c="12"/>width: 80px;</text:p>
      <text:p text:style-name="Normal"><text:s text:c="12"/>height: 4px;</text:p>
      <text:p text:style-name="Normal"><text:s text:c="12"/>background-color: var(--primary-color);</text:p>
      <text:p text:style-name="Normal"><text:s text:c="12"/>bottom: 0;</text:p>
      <text:p text:style-name="Normal"><text:s text:c="12"/>left: 50%;</text:p>
      <text:p text:style-name="Normal"><text:s text:c="12"/>transform: translateX(-50%);</text:p>
      <text:p text:style-name="Normal"><text:s text:c="8"/>}</text:p>
      <text:p text:style-name="Normal"><text:s text:c="8"/></text:p>
      <text:p text:style-name="Normal"><text:s text:c="8"/>/* Cards */</text:p>
      <text:p text:style-name="Normal"><text:s text:c="8"/>.card {</text:p>
      <text:p text:style-name="Normal"><text:s text:c="12"/>background-color: white;</text:p>
      <text:p text:style-name="Normal"><text:s text:c="12"/>border-radius: 8px;</text:p>
      <text:p text:style-name="Normal"><text:s text:c="12"/>box-shadow: var(--shadow);</text:p>
      <text:p text:style-name="Normal"><text:s text:c="12"/>padding: 25px;</text:p>
      <text:p text:style-name="Normal"><text:s text:c="12"/>margin-bottom: 30px;</text:p>
      <text:p text:style-name="Normal"><text:s text:c="12"/>transition: transform 0.3s;</text:p>
      <text:p text:style-name="Normal"><text:s text:c="8"/>}</text:p>
      <text:p text:style-name="Normal"><text:s text:c="8"/></text:p>
      <text:p text:style-name="Normal"><text:s text:c="8"/>.card:hover {</text:p>
      <text:p text:style-name="Normal"><text:s text:c="12"/>transform: translateY(-5px);</text:p>
      <text:p text:style-name="Normal"><text:s text:c="8"/>}</text:p>
      <text:p text:style-name="Normal"><text:s text:c="8"/></text:p>
      <text:p text:style-name="Normal"><text:s text:c="8"/>.card h3 {</text:p>
      <text:p text:style-name="Normal"><text:s text:c="12"/>color: var(--accent-color);</text:p>
      <text:p text:style-name="Normal"><text:s text:c="12"/>margin-bottom: 15px;</text:p>
      <text:p text:style-name="Normal"><text:s text:c="12"/>padding-bottom: 10px;</text:p>
      <text:p text:style-name="Normal"><text:s text:c="12"/>border-bottom: 2px solid var(--light-color);</text:p>
      <text:p text:style-name="Normal"><text:s text:c="8"/>}</text:p>
      <text:p text:style-name="Normal"><text:s text:c="8"/></text:p>
      <text:p text:style-name="Normal"><text:s text:c="8"/>/* Grid Layouts */</text:p>
      <text:p text:style-name="Normal"><text:s text:c="8"/>.grid {</text:p>
      <text:p text:style-name="Normal"><text:s text:c="12"/>display: grid;</text:p>
      <text:p text:style-name="Normal"><text:s text:c="12"/>grid-template-columns: repeat(auto-fill, minmax(300px, 1fr));</text:p>
      <text:p text:style-name="Normal"><text:s text:c="12"/>gap: 30px;</text:p>
      <text:p text:style-name="Normal"><text:s text:c="12"/>margin-bottom: 40px;</text:p>
      <text:p text:style-name="Normal"><text:s text:c="8"/>}</text:p>
      <text:p text:style-name="Normal"><text:s text:c="8"/></text:p>
      <text:p text:style-name="Normal"><text:s text:c="8"/>/* Tables */</text:p>
      <text:p text:style-name="Normal"><text:s text:c="8"/>table {</text:p>
      <text:p text:style-name="Normal"><text:s text:c="12"/>width: 100%;</text:p>
      <text:p text:style-name="Normal"><text:s text:c="12"/>border-collapse: collapse;</text:p>
      <text:p text:style-name="Normal"><text:s text:c="12"/>margin: 25px 0;</text:p>
      <text:p text:style-name="Normal"><text:s text:c="12"/>box-shadow: var(--shadow);</text:p>
      <text:p text:style-name="Normal"><text:s text:c="12"/>border-radius: 8px;</text:p>
      <text:p text:style-name="Normal"><text:s text:c="12"/>overflow: hidden;</text:p>
      <text:p text:style-name="Normal"><text:s text:c="8"/>}</text:p>
      <text:p text:style-name="Normal"><text:s text:c="8"/></text:p>
      <text:p text:style-name="Normal"><text:s text:c="8"/>table th, table td {</text:p>
      <text:p text:style-name="Normal"><text:s text:c="12"/>padding: 15px;</text:p>
      <text:p text:style-name="Normal"><text:s text:c="12"/>text-align: left;</text:p>
      <text:p text:style-name="Normal"><text:s text:c="12"/>border-bottom: 1px solid #ddd;</text:p>
      <text:p text:style-name="Normal"><text:s text:c="8"/>}</text:p>
      <text:p text:style-name="Normal"><text:s text:c="8"/></text:p>
      <text:p text:style-name="Normal"><text:s text:c="8"/>table th {</text:p>
      <text:p text:style-name="Normal"><text:s text:c="12"/>background-color: var(--accent-color);</text:p>
      <text:p text:style-name="Normal"><text:s text:c="12"/>color: white;</text:p>
      <text:p text:style-name="Normal"><text:s text:c="12"/>font-weight: 600;</text:p>
      <text:p text:style-name="Normal"><text:s text:c="8"/>}</text:p>
      <text:p text:style-name="Normal"><text:s text:c="8"/></text:p>
      <text:p text:style-name="Normal"><text:s text:c="8"/>table tr:nth-child(even) {</text:p>
      <text:p text:style-name="Normal"><text:s text:c="12"/>background-color: #f9f9f9;</text:p>
      <text:p text:style-name="Normal"><text:s text:c="8"/>}</text:p>
      <text:p text:style-name="Normal"><text:s text:c="8"/></text:p>
      <text:p text:style-name="Normal"><text:s text:c="8"/>table tr:hover {</text:p>
      <text:p text:style-name="Normal"><text:s text:c="12"/>background-color: var(--light-color);</text:p>
      <text:p text:style-name="Normal"><text:s text:c="8"/>}</text:p>
      <text:p text:style-name="Normal"><text:s text:c="8"/></text:p>
      <text:p text:style-name="Normal"><text:s text:c="8"/>/* Lists */</text:p>
      <text:p text:style-name="Normal"><text:s text:c="8"/>ul, ol {</text:p>
      <text:p text:style-name="Normal"><text:s text:c="12"/>margin-left: 25px;</text:p>
      <text:p text:style-name="Normal"><text:s text:c="12"/>margin-bottom: 20px;</text:p>
      <text:p text:style-name="Normal"><text:s text:c="8"/>}</text:p>
      <text:p text:style-name="Normal"><text:s text:c="8"/></text:p>
      <text:p text:style-name="Normal"><text:s text:c="8"/>ul li, ol li {</text:p>
      <text:p text:style-name="Normal"><text:s text:c="12"/>margin-bottom: 8px;</text:p>
      <text:p text:style-name="Normal"><text:s text:c="8"/>}</text:p>
      <text:p text:style-name="Normal"><text:s text:c="8"/></text:p>
      <text:p text:style-name="Normal"><text:s text:c="8"/>ul.feature-list {</text:p>
      <text:p text:style-name="Normal"><text:s text:c="12"/>list-style-type: none;</text:p>
      <text:p text:style-name="Normal"><text:s text:c="12"/>margin-left: 0;</text:p>
      <text:p text:style-name="Normal"><text:s text:c="8"/>}</text:p>
      <text:p text:style-name="Normal"><text:s text:c="8"/></text:p>
      <text:p text:style-name="Normal"><text:s text:c="8"/>ul.feature-list li {</text:p>
      <text:p text:style-name="Normal"><text:s text:c="12"/>padding-left: 30px;</text:p>
      <text:p text:style-name="Normal"><text:s text:c="12"/>position: relative;</text:p>
      <text:p text:style-name="Normal"><text:s text:c="12"/>margin-bottom: 15px;</text:p>
      <text:p text:style-name="Normal"><text:s text:c="8"/>}</text:p>
      <text:p text:style-name="Normal"><text:s text:c="8"/></text:p>
      <text:p text:style-name="Normal"><text:s text:c="8"/>ul.feature-list li:before {</text:p>
      <text:p text:style-name="Normal"><text:s text:c="12"/>content: '<text:span text:style-name="T2">✓</text:span>';</text:p>
      <text:p text:style-name="Normal"><text:s text:c="12"/>position: absolute;</text:p>
      <text:p text:style-name="Normal"><text:s text:c="12"/>left: 0;</text:p>
      <text:p text:style-name="Normal"><text:s text:c="12"/>color: var(--accent-color);</text:p>
      <text:p text:style-name="Normal"><text:s text:c="12"/>font-weight: bold;</text:p>
      <text:p text:style-name="Normal"><text:s text:c="12"/>font-size: 1.2rem;</text:p>
      <text:p text:style-name="Normal"><text:s text:c="8"/>}</text:p>
      <text:p text:style-name="Normal"><text:s text:c="8"/></text:p>
      <text:p text:style-name="Normal"><text:s text:c="8"/>/* Gallery */</text:p>
      <text:p text:style-name="Normal"><text:s text:c="8"/>.gallery {</text:p>
      <text:p text:style-name="Normal"><text:s text:c="12"/>display: grid;</text:p>
      <text:p text:style-name="Normal"><text:s text:c="12"/>grid-template-columns: repeat(auto-fill, minmax(250px, 1fr));</text:p>
      <text:p text:style-name="Normal"><text:s text:c="12"/>gap: 20px;</text:p>
      <text:p text:style-name="Normal"><text:s text:c="12"/>margin-top: 30px;</text:p>
      <text:p text:style-name="Normal"><text:s text:c="8"/>}</text:p>
      <text:p text:style-name="Normal"><text:s text:c="8"/></text:p>
      <text:p text:style-name="Normal"><text:s text:c="8"/>.gallery-item {</text:p>
      <text:p text:style-name="Normal"><text:s text:c="12"/>border-radius: 8px;</text:p>
      <text:p text:style-name="Normal"><text:s text:c="12"/>overflow: hidden;</text:p>
      <text:p text:style-name="Normal"><text:s text:c="12"/>box-shadow: var(--shadow);</text:p>
      <text:p text:style-name="Normal"><text:s text:c="12"/>transition: transform 0.3s;</text:p>
      <text:p text:style-name="Normal"><text:s text:c="8"/>}</text:p>
      <text:p text:style-name="Normal"><text:s text:c="8"/></text:p>
      <text:p text:style-name="Normal"><text:s text:c="8"/>.gallery-item:hover {</text:p>
      <text:p text:style-name="Normal"><text:s text:c="12"/>transform: scale(1.03);</text:p>
      <text:p text:style-name="Normal"><text:s text:c="8"/>}</text:p>
      <text:p text:style-name="Normal"><text:s text:c="8"/></text:p>
      <text:p text:style-name="Normal"><text:s text:c="8"/>.gallery-item img {</text:p>
      <text:p text:style-name="Normal"><text:s text:c="12"/>width: 100%;</text:p>
      <text:p text:style-name="Normal"><text:s text:c="12"/>height: 200px;</text:p>
      <text:p text:style-name="Normal"><text:s text:c="12"/>object-fit: cover;</text:p>
      <text:p text:style-name="Normal"><text:s text:c="12"/>display: block;</text:p>
      <text:p text:style-name="Normal"><text:s text:c="8"/>}</text:p>
      <text:p text:style-name="Normal"><text:s text:c="8"/></text:p>
      <text:p text:style-name="Normal"><text:s text:c="8"/>/* Footer */</text:p>
      <text:p text:style-name="Normal"><text:s text:c="8"/>footer {</text:p>
      <text:p text:style-name="Normal"><text:s text:c="12"/>background-color: var(--dark-color);</text:p>
      <text:p text:style-name="Normal"><text:s text:c="12"/>color: white;</text:p>
      <text:p text:style-name="Normal"><text:s text:c="12"/>padding: 40px 0 20px;</text:p>
      <text:p text:style-name="Normal"><text:s text:c="12"/>margin-top: 60px;</text:p>
      <text:p text:style-name="Normal"><text:s text:c="8"/>}</text:p>
      <text:p text:style-name="Normal"><text:s text:c="8"/></text:p>
      <text:p text:style-name="Normal"><text:s text:c="8"/>.footer-content {</text:p>
      <text:p text:style-name="Normal"><text:s text:c="12"/>display: grid;</text:p>
      <text:p text:style-name="Normal"><text:s text:c="12"/>grid-template-columns: repeat(auto-fit, minmax(250px, 1fr));</text:p>
      <text:p text:style-name="Normal"><text:s text:c="12"/>gap: 30px;</text:p>
      <text:p text:style-name="Normal"><text:s text:c="12"/>margin-bottom: 30px;</text:p>
      <text:p text:style-name="Normal"><text:s text:c="8"/>}</text:p>
      <text:p text:style-name="Normal"><text:s text:c="8"/></text:p>
      <text:p text:style-name="Normal"><text:s text:c="8"/>.footer-section h3 {</text:p>
      <text:p text:style-name="Normal"><text:s text:c="12"/>color: var(--primary-color);</text:p>
      <text:p text:style-name="Normal"><text:s text:c="12"/>margin-bottom: 20px;</text:p>
      <text:p text:style-name="Normal"><text:s text:c="12"/>font-size: 1.4rem;</text:p>
      <text:p text:style-name="Normal"><text:s text:c="8"/>}</text:p>
      <text:p text:style-name="Normal"><text:s text:c="8"/></text:p>
      <text:p text:style-name="Normal"><text:s text:c="8"/>.footer-section p, .footer-section a {</text:p>
      <text:p text:style-name="Normal"><text:s text:c="12"/>color: #ccc;</text:p>
      <text:p text:style-name="Normal"><text:s text:c="12"/>margin-bottom: 10px;</text:p>
      <text:p text:style-name="Normal"><text:s text:c="12"/>display: block;</text:p>
      <text:p text:style-name="Normal"><text:s text:c="12"/>text-decoration: none;</text:p>
      <text:p text:style-name="Normal"><text:s text:c="8"/>}</text:p>
      <text:p text:style-name="Normal"><text:s text:c="8"/></text:p>
      <text:p text:style-name="Normal"><text:s text:c="8"/>.footer-section a:hover {</text:p>
      <text:p text:style-name="Normal"><text:s text:c="12"/>color: var(--primary-color);</text:p>
      <text:p text:style-name="Normal"><text:s text:c="8"/>}</text:p>
      <text:p text:style-name="Normal"><text:s text:c="8"/></text:p>
      <text:p text:style-name="Normal"><text:s text:c="8"/>.copyright {</text:p>
      <text:p text:style-name="Normal"><text:s text:c="12"/>text-align: center;</text:p>
      <text:p text:style-name="Normal"><text:s text:c="12"/>padding-top: 20px;</text:p>
      <text:p text:style-name="Normal"><text:s text:c="12"/>border-top: 1px solid #444;</text:p>
      <text:p text:style-name="Normal"><text:s text:c="12"/>color: #aaa;</text:p>
      <text:p text:style-name="Normal"><text:s text:c="12"/>font-size: 0.9rem;</text:p>
      <text:p text:style-name="Normal"><text:s text:c="8"/>}</text:p>
      <text:p text:style-name="Normal"><text:s text:c="8"/></text:p>
      <text:p text:style-name="Normal"><text:s text:c="8"/>/* Responsive Design */</text:p>
      <text:p text:style-name="Normal"><text:s text:c="8"/>@media screen and (max-width: 768px) {</text:p>
      <text:p text:style-name="Normal"><text:s text:c="12"/>.topnav a:not(:first-child) {display: none;}</text:p>
      <text:p text:style-name="Normal"><text:s text:c="12"/>.topnav a.icon {</text:p>
      <text:p text:style-name="Normal"><text:s text:c="16"/>float: right;</text:p>
      <text:p text:style-name="Normal"><text:s text:c="16"/>display: block;</text:p>
      <text:p text:style-name="Normal"><text:s text:c="12"/>}</text:p>
      <text:p text:style-name="Normal"><text:s text:c="12"/></text:p>
      <text:p text:style-name="Normal"><text:s text:c="12"/>.topnav.responsive {position: relative;}</text:p>
      <text:p text:style-name="Normal"><text:s text:c="12"/>.topnav.responsive a.icon {</text:p>
      <text:p text:style-name="Normal"><text:s text:c="16"/>position: absolute;</text:p>
      <text:p text:style-name="Normal"><text:s text:c="16"/>right: 0;</text:p>
      <text:p text:style-name="Normal"><text:s text:c="16"/>top: 0;</text:p>
      <text:p text:style-name="Normal"><text:s text:c="12"/>}</text:p>
      <text:p text:style-name="Normal"><text:s text:c="12"/>.topnav.responsive a {</text:p>
      <text:p text:style-name="Normal"><text:s text:c="16"/>float: none;</text:p>
      <text:p text:style-name="Normal"><text:s text:c="16"/>display: block;</text:p>
      <text:p text:style-name="Normal"><text:s text:c="16"/>text-align: left;</text:p>
      <text:p text:style-name="Normal"><text:s text:c="12"/>}</text:p>
      <text:p text:style-name="Normal"><text:s text:c="12"/></text:p>
      <text:p text:style-name="Normal"><text:s text:c="12"/>.hero h1 {</text:p>
      <text:p text:style-name="Normal"><text:s text:c="16"/>font-size: 2.5rem;</text:p>
      <text:p text:style-name="Normal"><text:s text:c="12"/>}</text:p>
      <text:p text:style-name="Normal"><text:s text:c="12"/></text:p>
      <text:p text:style-name="Normal"><text:s text:c="12"/>.hero p {</text:p>
      <text:p text:style-name="Normal"><text:s text:c="16"/>font-size: 1.1rem;</text:p>
      <text:p text:style-name="Normal"><text:s text:c="12"/>}</text:p>
      <text:p text:style-name="Normal"><text:s text:c="8"/>}</text:p>
      <text:p text:style-name="Normal"><text:s text:c="8"/></text:p>
      <text:p text:style-name="Normal"><text:s text:c="8"/>/* Poultry Specific Styling */</text:p>
      <text:p text:style-name="Normal"><text:s text:c="8"/>.poultry-icon {</text:p>
      <text:p text:style-name="Normal"><text:s text:c="12"/>color: var(--primary-color);</text:p>
      <text:p text:style-name="Normal"><text:s text:c="12"/>font-size: 1.5rem;</text:p>
      <text:p text:style-name="Normal"><text:s text:c="12"/>margin-right: 10px;</text:p>
      <text:p text:style-name="Normal"><text:s text:c="8"/>}</text:p>
      <text:p text:style-name="Normal"><text:s text:c="8"/></text:p>
      <text:p text:style-name="Normal"><text:s text:c="8"/>.highlight {</text:p>
      <text:p text:style-name="Normal"><text:s text:c="12"/>background-color: var(--light-color);</text:p>
      <text:p text:style-name="Normal"><text:s text:c="12"/>padding: 20px;</text:p>
      <text:p text:style-name="Normal"><text:s text:c="12"/>border-radius: 8px;</text:p>
      <text:p text:style-name="Normal"><text:s text:c="12"/>border-left: 5px solid var(--primary-color);</text:p>
      <text:p text:style-name="Normal"><text:s text:c="12"/>margin: 20px 0;</text:p>
      <text:p text:style-name="Normal"><text:s text:c="8"/>}</text:p>
      <text:p text:style-name="Normal"><text:s text:c="8"/></text:p>
      <text:p text:style-name="Normal"><text:s text:c="8"/>.contact-info {</text:p>
      <text:p text:style-name="Normal"><text:s text:c="12"/>display: flex;</text:p>
      <text:p text:style-name="Normal"><text:s text:c="12"/>align-items: center;</text:p>
      <text:p text:style-name="Normal"><text:s text:c="12"/>margin-bottom: 15px;</text:p>
      <text:p text:style-name="Normal"><text:s text:c="8"/>}</text:p>
      <text:p text:style-name="Normal"><text:s text:c="8"/></text:p>
      <text:p text:style-name="Normal"><text:s text:c="8"/>.contact-info i {</text:p>
      <text:p text:style-name="Normal"><text:s text:c="12"/>background-color: var(--primary-color);</text:p>
      <text:p text:style-name="Normal"><text:s text:c="12"/>color: var(--dark-color);</text:p>
      <text:p text:style-name="Normal"><text:s text:c="12"/>width: 40px;</text:p>
      <text:p text:style-name="Normal"><text:s text:c="12"/>height: 40px;</text:p>
      <text:p text:style-name="Normal"><text:s text:c="12"/>border-radius: 50%;</text:p>
      <text:p text:style-name="Normal"><text:s text:c="12"/>display: flex;</text:p>
      <text:p text:style-name="Normal"><text:s text:c="12"/>align-items: center;</text:p>
      <text:p text:style-name="Normal"><text:s text:c="12"/>justify-content: center;</text:p>
      <text:p text:style-name="Normal"><text:s text:c="12"/>margin-right: 15px;</text:p>
      <text:p text:style-name="Normal"><text:s text:c="8"/>}</text:p>
      <text:p text:style-name="Normal"><text:s text:c="4"/>&lt;/style&gt;</text:p>
      <text:p text:style-name="Normal">&lt;/head&gt;</text:p>
      <text:p text:style-name="Normal">&lt;body&gt;</text:p>
      <text:p text:style-name="Normal"><text:s text:c="4"/>&lt;!-- Navigation Bar --&gt;</text:p>
      <text:p text:style-name="Normal"><text:s text:c="4"/>&lt;nav class="topnav" id="myTopnav"&gt;</text:p>
      <text:p text:style-name="Normal"><text:s text:c="8"/>&lt;a href="#home" class="logo"&gt;&lt;i class="fas fa-egg"&gt;&lt;/i&gt; Golden Feather Poultry&lt;/a&gt;</text:p>
      <text:p text:style-name="Normal"><text:s text:c="8"/>&lt;a href="#home" class="active" onclick="showPage('home')"&gt;Home&lt;/a&gt;</text:p>
      <text:p text:style-name="Normal"><text:s text:c="8"/>&lt;a href="#about" onclick="showPage('about')"&gt;About Us&lt;/a&gt;</text:p>
      <text:p text:style-name="Normal"><text:s text:c="8"/>&lt;a href="#products" onclick="showPage('products')"&gt;Our Products&lt;/a&gt;</text:p>
      <text:p text:style-name="Normal"><text:s text:c="8"/>&lt;a href="#services" onclick="showPage('services')"&gt;Services&lt;/a&gt;</text:p>
      <text:p text:style-name="Normal"><text:s text:c="8"/>&lt;a href="#contact" onclick="showPage('contact')"&gt;Contact&lt;/a&gt;</text:p>
      <text:p text:style-name="Normal"><text:s text:c="8"/>&lt;a href="javascript:void(0);" class="icon" onclick="toggleNav()"&gt;</text:p>
      <text:p text:style-name="Normal"><text:s text:c="12"/>&lt;i class="fa fa-bars"&gt;&lt;/i&gt;</text:p>
      <text:p text:style-name="Normal"><text:s text:c="8"/>&lt;/a&gt;</text:p>
      <text:p text:style-name="Normal"><text:s text:c="4"/>&lt;/nav&gt;</text:p>
      <text:p text:style-name="Normal"/>
      <text:p text:style-name="Normal"><text:s text:c="4"/>&lt;!-- Hero Section --&gt;</text:p>
      <text:p text:style-name="Normal"><text:s text:c="4"/>&lt;header class="hero"&gt;</text:p>
      <text:p text:style-name="Normal"><text:s text:c="8"/>&lt;div class="container"&gt;</text:p>
      <text:p text:style-name="Normal"><text:s text:c="12"/>&lt;h1&gt;Golden Feather Poultry Farm&lt;/h1&gt;</text:p>
      <text:p text:style-name="Normal"><text:s text:c="12"/>&lt;p&gt;Providing high-quality poultry products since 2005. Healthy chickens, fresh eggs, and sustainable farming practices.&lt;/p&gt;</text:p>
      <text:p text:style-name="Normal"><text:s text:c="12"/>&lt;a href="#products" class="btn" onclick="showPage('products')"&gt;Explore Our Products&lt;/a&gt;</text:p>
      <text:p text:style-name="Normal"><text:s text:c="8"/>&lt;/div&gt;</text:p>
      <text:p text:style-name="Normal"><text:s text:c="4"/>&lt;/header&gt;</text:p>
      <text:p text:style-name="Normal"/>
      <text:p text:style-name="Normal"><text:s text:c="4"/>&lt;!-- Home Page --&gt;</text:p>
      <text:p text:style-name="Normal"><text:s text:c="4"/>&lt;section id="home" class="page active"&gt;</text:p>
      <text:p text:style-name="Normal"><text:s text:c="8"/>&lt;div class="container"&gt;</text:p>
      <text:p text:style-name="Normal"><text:s text:c="12"/>&lt;h2 class="section-title"&gt;Welcome to Golden Feather Poultry&lt;/h2&gt;</text:p>
      <text:p text:style-name="Normal"><text:s text:c="12"/>&lt;div class="grid"&gt;</text:p>
      <text:p text:style-name="Normal"><text:s text:c="16"/>&lt;div class="card"&gt;</text:p>
      <text:p text:style-name="Normal"><text:s text:c="20"/>&lt;h3&gt;&lt;i class="fas fa-feather-alt poultry-icon"&gt;&lt;/i&gt;Our Mission&lt;/h3&gt;</text:p>
      <text:p text:style-name="Normal"><text:s text:c="20"/>&lt;p&gt;To provide the highest quality poultry products while maintaining sustainable and ethical farming practices that respect animal welfare and the environment.&lt;/p&gt;</text:p>
      <text:p text:style-name="Normal"><text:s text:c="20"/>&lt;div class="highlight"&gt;</text:p>
      <text:p text:style-name="Normal"><text:s text:c="24"/>&lt;p&gt;We raise healthy, happy chickens in free-range environments with natural feed and no antibiotics.&lt;/p&gt;</text:p>
      <text:p text:style-name="Normal"><text:s text:c="20"/>&lt;/div&gt;</text:p>
      <text:p text:style-name="Normal"><text:s text:c="16"/>&lt;/div&gt;</text:p>
      <text:p text:style-name="Normal"><text:s text:c="16"/>&lt;div class="card"&gt;</text:p>
      <text:p text:style-name="Normal"><text:s text:c="20"/>&lt;h3&gt;&lt;i class="fas fa-award poultry-icon"&gt;&lt;/i&gt;Why Choose Us&lt;/h3&gt;</text:p>
      <text:p text:style-name="Normal"><text:s text:c="20"/>&lt;ul class="feature-list"&gt;</text:p>
      <text:p text:style-name="Normal"><text:s text:c="24"/>&lt;li&gt;Free-range farming practices&lt;/li&gt;</text:p>
      <text:p text:style-name="Normal"><text:s text:c="24"/>&lt;li&gt;No antibiotics or hormones&lt;/li&gt;</text:p>
      <text:p text:style-name="Normal"><text:s text:c="24"/>&lt;li&gt;Organic, non-GMO feed&lt;/li&gt;</text:p>
      <text:p text:style-name="Normal"><text:s text:c="24"/>&lt;li&gt;Daily egg collection&lt;/li&gt;</text:p>
      <text:p text:style-name="Normal"><text:s text:c="24"/>&lt;li&gt;Humane animal treatment&lt;/li&gt;</text:p>
      <text:p text:style-name="Normal"><text:s text:c="24"/>&lt;li&gt;Eco-friendly packaging&lt;/li&gt;</text:p>
      <text:p text:style-name="Normal"><text:s text:c="20"/>&lt;/ul&gt;</text:p>
      <text:p text:style-name="Normal"><text:s text:c="16"/>&lt;/div&gt;</text:p>
      <text:p text:style-name="Normal"><text:s text:c="16"/>&lt;div class="card"&gt;</text:p>
      <text:p text:style-name="Normal"><text:s text:c="20"/>&lt;h3&gt;&lt;i class="fas fa-truck poultry-icon"&gt;&lt;/i&gt;Quick Facts&lt;/h3&gt;</text:p>
      <text:p text:style-name="Normal"><text:s text:c="20"/>&lt;p&gt;Our farm produces:&lt;/p&gt;</text:p>
      <text:p text:style-name="Normal"><text:s text:c="20"/>&lt;ul&gt;</text:p>
      <text:p text:style-name="Normal"><text:s text:c="24"/>&lt;li&gt;&lt;strong&gt;15,000&lt;/strong&gt; eggs daily&lt;/li&gt;</text:p>
      <text:p text:style-name="Normal"><text:s text:c="24"/>&lt;li&gt;&lt;strong&gt;5,000&lt;/strong&gt; broiler chickens monthly&lt;/li&gt;</text:p>
      <text:p text:style-name="Normal"><text:s text:c="24"/>&lt;li&gt;&lt;strong&gt;1,000&lt;/strong&gt; laying hens&lt;/li&gt;</text:p>
      <text:p text:style-name="Normal"><text:s text:c="24"/>&lt;li&gt;Supplying local markets for 15+ years&lt;/li&gt;</text:p>
      <text:p text:style-name="Normal"><text:s text:c="20"/>&lt;/ul&gt;</text:p>
      <text:p text:style-name="Normal"><text:s text:c="20"/>&lt;p&gt;We deliver fresh products to restaurants, supermarkets, and directly to consumers.&lt;/p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><text:s text:c="4"/>&lt;/section&gt;</text:p>
      <text:p text:style-name="Normal"/>
      <text:p text:style-name="Normal"><text:s text:c="4"/>&lt;!-- About Page --&gt;</text:p>
      <text:p text:style-name="Normal"><text:s text:c="4"/>&lt;section id="about" class="page"&gt;</text:p>
      <text:p text:style-name="Normal"><text:s text:c="8"/>&lt;div class="container"&gt;</text:p>
      <text:p text:style-name="Normal"><text:s text:c="12"/>&lt;h2 class="section-title"&gt;About Our Farm&lt;/h2&gt;</text:p>
      <text:p text:style-name="Normal"><text:s text:c="12"/>&lt;div class="card"&gt;</text:p>
      <text:p text:style-name="Normal"><text:s text:c="16"/>&lt;h3&gt;Our Story&lt;/h3&gt;</text:p>
      <text:p text:style-name="Normal"><text:s text:c="16"/>&lt;p&gt;Golden Feather Poultry Farm was established in 2005 with just 100 chickens and a vision to provide healthy, sustainable poultry products to our community. Today, we operate a 50-acre farm with state-of-the-art facilities while maintaining our commitment to ethical farming practices.&lt;/p&gt;</text:p>
      <text:p text:style-name="Normal"><text:s text:c="16"/></text:p>
      <text:p text:style-name="Normal"><text:s text:c="16"/>&lt;h3&gt;Our Farming Process&lt;/h3&gt;</text:p>
      <text:p text:style-name="Normal"><text:s text:c="16"/>&lt;ol&gt;</text:p>
      <text:p text:style-name="Normal"><text:s text:c="20"/>&lt;li&gt;&lt;strong&gt;Breeding:&lt;/strong&gt; We select the healthiest breeds for optimal egg production and meat quality.&lt;/li&gt;</text:p>
      <text:p text:style-name="Normal"><text:s text:c="20"/>&lt;li&gt;&lt;strong&gt;Hatching:&lt;/strong&gt; Eggs are hatched in our modern, climate-controlled incubators.&lt;/li&gt;</text:p>
      <text:p text:style-name="Normal"><text:s text:c="20"/>&lt;li&gt;&lt;strong&gt;Rearing:&lt;/strong&gt; Chicks are raised in temperature-controlled brooder houses for the first few weeks.&lt;/li&gt;</text:p>
      <text:p text:style-name="Normal"><text:s text:c="20"/>&lt;li&gt;&lt;strong&gt;Free-Range Growth:&lt;/strong&gt; Chickens are moved to free-range pens with access to outdoor areas.&lt;/li&gt;</text:p>
      <text:p text:style-name="Normal"><text:s text:c="20"/>&lt;li&gt;&lt;strong&gt;Harvesting:&lt;/strong&gt; Eggs are collected daily, and chickens are processed humanely at our on-site facility.&lt;/li&gt;</text:p>
      <text:p text:style-name="Normal"><text:s text:c="20"/>&lt;li&gt;&lt;strong&gt;Distribution:&lt;/strong&gt; Products are packaged and delivered fresh to customers within 24 hours.&lt;/li&gt;</text:p>
      <text:p text:style-name="Normal"><text:s text:c="16"/>&lt;/ol&gt;</text:p>
      <text:p text:style-name="Normal"><text:s text:c="16"/></text:p>
      <text:p text:style-name="Normal"><text:s text:c="16"/>&lt;h3&gt;Farm Statistics&lt;/h3&gt;</text:p>
      <text:p text:style-name="Normal"><text:s text:c="16"/>&lt;table&gt;</text:p>
      <text:p text:style-name="Normal"><text:s text:c="20"/>&lt;thead&gt;</text:p>
      <text:p text:style-name="Normal"><text:s text:c="24"/>&lt;tr&gt;</text:p>
      <text:p text:style-name="Normal"><text:s text:c="28"/>&lt;th&gt;Year&lt;/th&gt;</text:p>
      <text:p text:style-name="Normal"><text:s text:c="28"/>&lt;th&gt;Chicken Population&lt;/th&gt;</text:p>
      <text:p text:style-name="Normal"><text:s text:c="28"/>&lt;th&gt;Eggs Per Day&lt;/th&gt;</text:p>
      <text:p text:style-name="Normal"><text:s text:c="28"/>&lt;th&gt;Employees&lt;/th&gt;</text:p>
      <text:p text:style-name="Normal"><text:s text:c="24"/>&lt;/tr&gt;</text:p>
      <text:p text:style-name="Normal"><text:s text:c="20"/>&lt;/thead&gt;</text:p>
      <text:p text:style-name="Normal"><text:s text:c="20"/>&lt;tbody&gt;</text:p>
      <text:p text:style-name="Normal"><text:s text:c="24"/>&lt;tr&gt;</text:p>
      <text:p text:style-name="Normal"><text:s text:c="28"/>&lt;td&gt;2005&lt;/td&gt;</text:p>
      <text:p text:style-name="Normal"><text:s text:c="28"/>&lt;td&gt;100&lt;/td&gt;</text:p>
      <text:p text:style-name="Normal"><text:s text:c="28"/>&lt;td&gt;80&lt;/td&gt;</text:p>
      <text:p text:style-name="Normal"><text:s text:c="28"/>&lt;td&gt;2&lt;/td&gt;</text:p>
      <text:p text:style-name="Normal"><text:s text:c="24"/>&lt;/tr&gt;</text:p>
      <text:p text:style-name="Normal"><text:s text:c="24"/>&lt;tr&gt;</text:p>
      <text:p text:style-name="Normal"><text:s text:c="28"/>&lt;td&gt;2010&lt;/td&gt;</text:p>
      <text:p text:style-name="Normal"><text:s text:c="28"/>&lt;td&gt;2,500&lt;/td&gt;</text:p>
      <text:p text:style-name="Normal"><text:s text:c="28"/>&lt;td&gt;2,000&lt;/td&gt;</text:p>
      <text:p text:style-name="Normal"><text:s text:c="28"/>&lt;td&gt;8&lt;/td&gt;</text:p>
      <text:p text:style-name="Normal"><text:s text:c="24"/>&lt;/tr&gt;</text:p>
      <text:p text:style-name="Normal"><text:s text:c="24"/>&lt;tr&gt;</text:p>
      <text:p text:style-name="Normal"><text:s text:c="28"/>&lt;td&gt;2015&lt;/td&gt;</text:p>
      <text:p text:style-name="Normal"><text:s text:c="28"/>&lt;td&gt;8,000&lt;/td&gt;</text:p>
      <text:p text:style-name="Normal"><text:s text:c="28"/>&lt;td&gt;6,500&lt;/td&gt;</text:p>
      <text:p text:style-name="Normal"><text:s text:c="28"/>&lt;td&gt;15&lt;/td&gt;</text:p>
      <text:p text:style-name="Normal"><text:s text:c="24"/>&lt;/tr&gt;</text:p>
      <text:p text:style-name="Normal"><text:s text:c="24"/>&lt;tr&gt;</text:p>
      <text:p text:style-name="Normal"><text:s text:c="28"/>&lt;td&gt;2020&lt;/td&gt;</text:p>
      <text:p text:style-name="Normal"><text:s text:c="28"/>&lt;td&gt;12,000&lt;/td&gt;</text:p>
      <text:p text:style-name="Normal"><text:s text:c="28"/>&lt;td&gt;10,000&lt;/td&gt;</text:p>
      <text:p text:style-name="Normal"><text:s text:c="28"/>&lt;td&gt;22&lt;/td&gt;</text:p>
      <text:p text:style-name="Normal"><text:s text:c="24"/>&lt;/tr&gt;</text:p>
      <text:p text:style-name="Normal"><text:s text:c="24"/>&lt;tr&gt;</text:p>
      <text:p text:style-name="Normal"><text:s text:c="28"/>&lt;td&gt;2023&lt;/td&gt;</text:p>
      <text:p text:style-name="Normal"><text:s text:c="28"/>&lt;td&gt;15,000&lt;/td&gt;</text:p>
      <text:p text:style-name="Normal"><text:s text:c="28"/>&lt;td&gt;15,000&lt;/td&gt;</text:p>
      <text:p text:style-name="Normal"><text:s text:c="28"/>&lt;td&gt;30&lt;/td&gt;</text:p>
      <text:p text:style-name="Normal"><text:s text:c="24"/>&lt;/tr&gt;</text:p>
      <text:p text:style-name="Normal"><text:s text:c="20"/>&lt;/tbody&gt;</text:p>
      <text:p text:style-name="Normal"><text:s text:c="16"/>&lt;/table&gt;</text:p>
      <text:p text:style-name="Normal"><text:s text:c="16"/></text:p>
      <text:p text:style-name="Normal"><text:s text:c="16"/>&lt;h3&gt;Certifications &amp; Awards&lt;/h3&gt;</text:p>
      <text:p text:style-name="Normal"><text:s text:c="16"/>&lt;ul&gt;</text:p>
      <text:p text:style-name="Normal"><text:s text:c="20"/>&lt;li&gt;Certified Organic Farm (USDA)&lt;/li&gt;</text:p>
      <text:p text:style-name="Normal"><text:s text:c="20"/>&lt;li&gt;Animal Welfare Approved&lt;/li&gt;</text:p>
      <text:p text:style-name="Normal"><text:s text:c="20"/>&lt;li&gt;Local Business Excellence Award 2021&lt;/li&gt;</text:p>
      <text:p text:style-name="Normal"><text:s text:c="20"/>&lt;li&gt;Sustainable Farming Certification&lt;/li&gt;</text:p>
      <text:p text:style-name="Normal"><text:s text:c="20"/>&lt;li&gt;Food Safety Excellence Certificate&lt;/li&gt;</text:p>
      <text:p text:style-name="Normal"><text:s text:c="16"/>&lt;/ul&gt;</text:p>
      <text:p text:style-name="Normal"><text:s text:c="12"/>&lt;/div&gt;</text:p>
      <text:p text:style-name="Normal"><text:s text:c="8"/>&lt;/div&gt;</text:p>
      <text:p text:style-name="Normal"><text:s text:c="4"/>&lt;/section&gt;</text:p>
      <text:p text:style-name="Normal"/>
      <text:p text:style-name="Normal"><text:s text:c="4"/>&lt;!-- Products Page --&gt;</text:p>
      <text:p text:style-name="Normal"><text:s text:c="4"/>&lt;section id="products" class="page"&gt;</text:p>
      <text:p text:style-name="Normal"><text:s text:c="8"/>&lt;div class="container"&gt;</text:p>
      <text:p text:style-name="Normal"><text:s text:c="12"/>&lt;h2 class="section-title"&gt;Our Poultry Products&lt;/h2&gt;</text:p>
      <text:p text:style-name="Normal"><text:s text:c="12"/>&lt;div class="grid"&gt;</text:p>
      <text:p text:style-name="Normal"><text:s text:c="16"/>&lt;div class="card"&gt;</text:p>
      <text:p text:style-name="Normal"><text:s text:c="20"/>&lt;h3&gt;&lt;i class="fas fa-egg poultry-icon"&gt;&lt;/i&gt;Fresh Eggs&lt;/h3&gt;</text:p>
      <text:p text:style-name="Normal"><text:s text:c="20"/>&lt;p&gt;Daily collected, free-range eggs with rich yolks and strong shells. Available in various sizes:&lt;/p&gt;</text:p>
      <text:p text:style-name="Normal"><text:s text:c="20"/>&lt;ul&gt;</text:p>
      <text:p text:style-name="Normal"><text:s text:c="24"/>&lt;li&gt;Small (18oz per dozen)&lt;/li&gt;</text:p>
      <text:p text:style-name="Normal"><text:s text:c="24"/>&lt;li&gt;Medium (21oz per dozen)&lt;/li&gt;</text:p>
      <text:p text:style-name="Normal"><text:s text:c="24"/>&lt;li&gt;Large (24oz per dozen)&lt;/li&gt;</text:p>
      <text:p text:style-name="Normal"><text:s text:c="24"/>&lt;li&gt;Extra Large (27oz per dozen)&lt;/li&gt;</text:p>
      <text:p text:style-name="Normal"><text:s text:c="24"/>&lt;li&gt;Jumbo (30oz per dozen)&lt;/li&gt;</text:p>
      <text:p text:style-name="Normal"><text:s text:c="20"/>&lt;/ul&gt;</text:p>
      <text:p text:style-name="Normal"><text:s text:c="20"/>&lt;p&gt;We also offer specialty eggs including organic, omega-3 enriched, and brown eggs.&lt;/p&gt;</text:p>
      <text:p text:style-name="Normal"><text:s text:c="16"/>&lt;/div&gt;</text:p>
      <text:p text:style-name="Normal"><text:s text:c="16"/>&lt;div class="card"&gt;</text:p>
      <text:p text:style-name="Normal"><text:s text:c="20"/>&lt;h3&gt;&lt;i class="fas fa-drumstick-bite poultry-icon"&gt;&lt;/i&gt;Chicken Meat&lt;/h3&gt;</text:p>
      <text:p text:style-name="Normal"><text:s text:c="20"/>&lt;p&gt;Premium quality chicken raised without antibiotics or growth hormones:&lt;/p&gt;</text:p>
      <text:p text:style-name="Normal"><text:s text:c="20"/>&lt;ul&gt;</text:p>
      <text:p text:style-name="Normal"><text:s text:c="24"/>&lt;li&gt;Whole Chickens (3-8 lbs)&lt;/li&gt;</text:p>
      <text:p text:style-name="Normal"><text:s text:c="24"/>&lt;li&gt;Chicken Breasts (boneless/skinless)&lt;/li&gt;</text:p>
      <text:p text:style-name="Normal"><text:s text:c="24"/>&lt;li&gt;Chicken Thighs &amp; Drumsticks&lt;/li&gt;</text:p>
      <text:p text:style-name="Normal"><text:s text:c="24"/>&lt;li&gt;Chicken Wings&lt;/li&gt;</text:p>
      <text:p text:style-name="Normal"><text:s text:c="24"/>&lt;li&gt;Ground Chicken&lt;/li&gt;</text:p>
      <text:p text:style-name="Normal"><text:s text:c="20"/>&lt;/ul&gt;</text:p>
      <text:p text:style-name="Normal"><text:s text:c="20"/>&lt;p&gt;All our chickens are processed in our USDA-approved facility and vacuum-packed for freshness.&lt;/p&gt;</text:p>
      <text:p text:style-name="Normal"><text:s text:c="16"/>&lt;/div&gt;</text:p>
      <text:p text:style-name="Normal"><text:s text:c="16"/>&lt;div class="card"&gt;</text:p>
      <text:p text:style-name="Normal"><text:s text:c="20"/>&lt;h3&gt;&lt;i class="fas fa-seedling poultry-icon"&gt;&lt;/i&gt;Other Products&lt;/h3&gt;</text:p>
      <text:p text:style-name="Normal"><text:s text:c="20"/>&lt;p&gt;Additional farm products:&lt;/p&gt;</text:p>
      <text:p text:style-name="Normal"><text:s text:c="20"/>&lt;ul&gt;</text:p>
      <text:p text:style-name="Normal"><text:s text:c="24"/>&lt;li&gt;Fertilized Eggs for hatching&lt;/li&gt;</text:p>
      <text:p text:style-name="Normal"><text:s text:c="24"/>&lt;li&gt;Day-Old Chicks (various breeds)&lt;/li&gt;</text:p>
      <text:p text:style-name="Normal"><text:s text:c="24"/>&lt;li&gt;Organic Chicken Feed&lt;/li&gt;</text:p>
      <text:p text:style-name="Normal"><text:s text:c="24"/>&lt;li&gt;Compost &amp; Fertilizer&lt;/li&gt;</text:p>
      <text:p text:style-name="Normal"><text:s text:c="24"/>&lt;li&gt;Feathers for crafts&lt;/li&gt;</text:p>
      <text:p text:style-name="Normal"><text:s text:c="20"/>&lt;/ul&gt;</text:p>
      <text:p text:style-name="Normal"><text:s text:c="20"/>&lt;p&gt;We also offer poultry farming supplies and equipment for small-scale farmers.&lt;/p&gt;</text:p>
      <text:p text:style-name="Normal"><text:s text:c="16"/>&lt;/div&gt;</text:p>
      <text:p text:style-name="Normal"><text:s text:c="12"/>&lt;/div&gt;</text:p>
      <text:p text:style-name="Normal"><text:s text:c="12"/></text:p>
      <text:p text:style-name="Normal"><text:s text:c="12"/>&lt;h3 class="section-title"&gt;Product Pricing&lt;/h3&gt;</text:p>
      <text:p text:style-name="Normal"><text:s text:c="12"/>&lt;table&gt;</text:p>
      <text:p text:style-name="Normal"><text:s text:c="16"/>&lt;thead&gt;</text:p>
      <text:p text:style-name="Normal"><text:s text:c="20"/>&lt;tr&gt;</text:p>
      <text:p text:style-name="Normal"><text:s text:c="24"/>&lt;th&gt;Product&lt;/th&gt;</text:p>
      <text:p text:style-name="Normal"><text:s text:c="24"/>&lt;th&gt;Unit&lt;/th&gt;</text:p>
      <text:p text:style-name="Normal"><text:s text:c="24"/>&lt;th&gt;Price&lt;/th&gt;</text:p>
      <text:p text:style-name="Normal"><text:s text:c="24"/>&lt;th&gt;Discount (50+ units)&lt;/th&gt;</text:p>
      <text:p text:style-name="Normal"><text:s text:c="20"/>&lt;/tr&gt;</text:p>
      <text:p text:style-name="Normal"><text:s text:c="16"/>&lt;/thead&gt;</text:p>
      <text:p text:style-name="Normal"><text:s text:c="16"/>&lt;tbody&gt;</text:p>
      <text:p text:style-name="Normal"><text:s text:c="20"/>&lt;tr&gt;</text:p>
      <text:p text:style-name="Normal"><text:s text:c="24"/>&lt;td&gt;Large Eggs&lt;/td&gt;</text:p>
      <text:p text:style-name="Normal"><text:s text:c="24"/>&lt;td&gt;Dozen&lt;/td&gt;</text:p>
      <text:p text:style-name="Normal"><text:s text:c="24"/>&lt;td&gt;$4.50&lt;/td&gt;</text:p>
      <text:p text:style-name="Normal"><text:s text:c="24"/>&lt;td&gt;$4.00&lt;/td&gt;</text:p>
      <text:p text:style-name="Normal"><text:s text:c="20"/>&lt;/tr&gt;</text:p>
      <text:p text:style-name="Normal"><text:s text:c="20"/>&lt;tr&gt;</text:p>
      <text:p text:style-name="Normal"><text:s text:c="24"/>&lt;td&gt;Organic Eggs&lt;/td&gt;</text:p>
      <text:p text:style-name="Normal"><text:s text:c="24"/>&lt;td&gt;Dozen&lt;/td&gt;</text:p>
      <text:p text:style-name="Normal"><text:s text:c="24"/>&lt;td&gt;$6.75&lt;/td&gt;</text:p>
      <text:p text:style-name="Normal"><text:s text:c="24"/>&lt;td&gt;$6.00&lt;/td&gt;</text:p>
      <text:p text:style-name="Normal"><text:s text:c="20"/>&lt;/tr&gt;</text:p>
      <text:p text:style-name="Normal"><text:s text:c="20"/>&lt;tr&gt;</text:p>
      <text:p text:style-name="Normal"><text:s text:c="24"/>&lt;td&gt;Whole Chicken&lt;/td&gt;</text:p>
      <text:p text:style-name="Normal"><text:s text:c="24"/>&lt;td&gt;Per lb&lt;/td&gt;</text:p>
      <text:p text:style-name="Normal"><text:s text:c="24"/>&lt;td&gt;$3.99&lt;/td&gt;</text:p>
      <text:p text:style-name="Normal"><text:s text:c="24"/>&lt;td&gt;$3.59&lt;/td&gt;</text:p>
      <text:p text:style-name="Normal"><text:s text:c="20"/>&lt;/tr&gt;</text:p>
      <text:p text:style-name="Normal"><text:s text:c="20"/>&lt;tr&gt;</text:p>
      <text:p text:style-name="Normal"><text:s text:c="24"/>&lt;td&gt;Chicken Breast&lt;/td&gt;</text:p>
      <text:p text:style-name="Normal"><text:s text:c="24"/>&lt;td&gt;Per lb&lt;/td&gt;</text:p>
      <text:p text:style-name="Normal"><text:s text:c="24"/>&lt;td&gt;$6.50&lt;/td&gt;</text:p>
      <text:p text:style-name="Normal"><text:s text:c="24"/>&lt;td&gt;$5.85&lt;/td&gt;</text:p>
      <text:p text:style-name="Normal"><text:s text:c="20"/>&lt;/tr&gt;</text:p>
      <text:p text:style-name="Normal"><text:s text:c="20"/>&lt;tr&gt;</text:p>
      <text:p text:style-name="Normal"><text:s text:c="24"/>&lt;td&gt;Chicken Thighs&lt;/td&gt;</text:p>
      <text:p text:style-name="Normal"><text:s text:c="24"/>&lt;td&gt;Per lb&lt;/td&gt;</text:p>
      <text:p text:style-name="Normal"><text:s text:c="24"/>&lt;td&gt;$4.25&lt;/td&gt;</text:p>
      <text:p text:style-name="Normal"><text:s text:c="24"/>&lt;td&gt;$3.82&lt;/td&gt;</text:p>
      <text:p text:style-name="Normal"><text:s text:c="20"/>&lt;/tr&gt;</text:p>
      <text:p text:style-name="Normal"><text:s text:c="20"/>&lt;tr&gt;</text:p>
      <text:p text:style-name="Normal"><text:s text:c="24"/>&lt;td&gt;Day-Old Chicks&lt;/td&gt;</text:p>
      <text:p text:style-name="Normal"><text:s text:c="24"/>&lt;td&gt;Each&lt;/td&gt;</text:p>
      <text:p text:style-name="Normal"><text:s text:c="24"/>&lt;td&gt;$2.50&lt;/td&gt;</text:p>
      <text:p text:style-name="Normal"><text:s text:c="24"/>&lt;td&gt;$2.00&lt;/td&gt;</text:p>
      <text:p text:style-name="Normal"><text:s text:c="20"/>&lt;/tr&gt;</text:p>
      <text:p text:style-name="Normal"><text:s text:c="16"/>&lt;/tbody&gt;</text:p>
      <text:p text:style-name="Normal"><text:s text:c="12"/>&lt;/table&gt;</text:p>
      <text:p text:style-name="Normal"><text:s text:c="12"/></text:p>
      <text:p text:style-name="Normal"><text:s text:c="12"/>&lt;h3 class="section-title"&gt;Farm Gallery&lt;/h3&gt;</text:p>
      <text:p text:style-name="Normal"><text:s text:c="12"/>&lt;div class="gallery"&gt;</text:p>
      <text:p text:style-name="Normal"><text:s text:c="16"/>&lt;div class="gallery-item"&gt;</text:p>
      <text:p text:style-name="Normal"><text:s text:c="20"/>&lt;img src="https://images.unsplash.com/photo-1589923186741-b7d59d6b2c4c?ixlib=rb-4.0.3&amp;auto=format&amp;fit=crop&amp;w=600&amp;q=80" alt="Free range chickens"&gt;</text:p>
      <text:p text:style-name="Normal"><text:s text:c="16"/>&lt;/div&gt;</text:p>
      <text:p text:style-name="Normal"><text:s text:c="16"/>&lt;div class="gallery-item"&gt;</text:p>
      <text:p text:style-name="Normal"><text:s text:c="20"/>&lt;img src="https://images.unsplash.com/photo-1563281577-3e7ddb2cce7d?ixlib=rb-4.0.3&amp;auto=format&amp;fit=crop&amp;w=600&amp;q=80" alt="Egg collection"&gt;</text:p>
      <text:p text:style-name="Normal"><text:s text:c="16"/>&lt;/div&gt;</text:p>
      <text:p text:style-name="Normal"><text:s text:c="16"/>&lt;div class="gallery-item"&gt;</text:p>
      <text:p text:style-name="Normal"><text:s text:c="20"/>&lt;img src="https://images.unsplash.com/photo-1564752539647-6e2e6d935e6f?ixlib=rb-4.0.3&amp;auto=format&amp;fit=crop&amp;w=600&amp;q=80" alt="Chicken coop"&gt;</text:p>
      <text:p text:style-name="Normal"><text:s text:c="16"/>&lt;/div&gt;</text:p>
      <text:p text:style-name="Normal"><text:s text:c="16"/>&lt;div class="gallery-item"&gt;</text:p>
      <text:p text:style-name="Normal"><text:s text:c="20"/>&lt;img src="https://images.unsplash.com/photo-1574323347402-f3e8f5cb5e83?ixlib=rb-4.0.3&amp;auto=format&amp;fit=crop&amp;w=600&amp;q=80" alt="Fresh eggs"&gt;</text:p>
      <text:p text:style-name="Normal"><text:s text:c="16"/>&lt;/div&gt;</text:p>
      <text:p text:style-name="Normal"><text:s text:c="12"/>&lt;/div&gt;</text:p>
      <text:p text:style-name="Normal"><text:s text:c="8"/>&lt;/div&gt;</text:p>
      <text:p text:style-name="Normal"><text:s text:c="4"/>&lt;/section&gt;</text:p>
      <text:p text:style-name="Normal"/>
      <text:p text:style-name="Normal"><text:s text:c="4"/>&lt;!-- Services Page --&gt;</text:p>
      <text:p text:style-name="Normal"><text:s text:c="4"/>&lt;section id="services" class="page"&gt;</text:p>
      <text:p text:style-name="Normal"><text:s text:c="8"/>&lt;div class="container"&gt;</text:p>
      <text:p text:style-name="Normal"><text:s text:c="12"/>&lt;h2 class="section-title"&gt;Our Services&lt;/h2&gt;</text:p>
      <text:p text:style-name="Normal"><text:s text:c="12"/>&lt;div class="grid"&gt;</text:p>
      <text:p text:style-name="Normal"><text:s text:c="16"/>&lt;div class="card"&gt;</text:p>
      <text:p text:style-name="Normal"><text:s text:c="20"/>&lt;h3&gt;&lt;i class="fas fa-shipping-fast poultry-icon"&gt;&lt;/i&gt;Delivery Services&lt;/h3&gt;</text:p>
      <text:p text:style-name="Normal"><text:s text:c="20"/>&lt;p&gt;We offer reliable delivery to homes, restaurants, and businesses:&lt;/p&gt;</text:p>
      <text:p text:style-name="Normal"><text:s text:c="20"/>&lt;ul&gt;</text:p>
      <text:p text:style-name="Normal"><text:s text:c="24"/>&lt;li&gt;&lt;strong&gt;Local Delivery:&lt;/strong&gt; Same-day delivery within 20 miles&lt;/li&gt;</text:p>
      <text:p text:style-name="Normal"><text:s text:c="24"/>&lt;li&gt;&lt;strong&gt;Regional Delivery:&lt;/strong&gt; Next-day delivery within 100 miles&lt;/li&gt;</text:p>
      <text:p text:style-name="Normal"><text:s text:c="24"/>&lt;li&gt;&lt;strong&gt;Subscription Service:&lt;/strong&gt; Regular weekly or monthly deliveries&lt;/li&gt;</text:p>
      <text:p text:style-name="Normal"><text:s text:c="24"/>&lt;li&gt;&lt;strong&gt;Bulk Orders:&lt;/strong&gt; Special pricing and delivery for large orders&lt;/li&gt;</text:p>
      <text:p text:style-name="Normal"><text:s text:c="20"/>&lt;/ul&gt;</text:p>
      <text:p text:style-name="Normal"><text:s text:c="20"/>&lt;p&gt;All products are delivered in refrigerated trucks to ensure freshness.&lt;/p&gt;</text:p>
      <text:p text:style-name="Normal"><text:s text:c="16"/>&lt;/div&gt;</text:p>
      <text:p text:style-name="Normal"><text:s text:c="16"/>&lt;div class="card"&gt;</text:p>
      <text:p text:style-name="Normal"><text:s text:c="20"/>&lt;h3&gt;&lt;i class="fas fa-user-graduate poultry-icon"&gt;&lt;/i&gt;Farm Tours &amp; Education&lt;/h3&gt;</text:p>
      <text:p text:style-name="Normal"><text:s text:c="20"/>&lt;p&gt;We welcome visitors to learn about sustainable poultry farming:&lt;/p&gt;</text:p>
      <text:p text:style-name="Normal"><text:s text:c="20"/>&lt;ol&gt;</text:p>
      <text:p text:style-name="Normal"><text:s text:c="24"/>&lt;li&gt;&lt;strong&gt;School Field Trips:&lt;/strong&gt; Educational tours for students&lt;/li&gt;</text:p>
      <text:p text:style-name="Normal"><text:s text:c="24"/>&lt;li&gt;&lt;strong&gt;Workshops:&lt;/strong&gt; Poultry farming and egg production classes&lt;/li&gt;</text:p>
      <text:p text:style-name="Normal"><text:s text:c="24"/>&lt;li&gt;&lt;strong&gt;Farm-to-Table Events:&lt;/strong&gt; Cooking demonstrations using our products&lt;/li&gt;</text:p>
      <text:p text:style-name="Normal"><text:s text:c="24"/>&lt;li&gt;&lt;strong&gt;Consultation Services:&lt;/strong&gt; Help for starting your own poultry farm&lt;/li&gt;</text:p>
      <text:p text:style-name="Normal"><text:s text:c="20"/>&lt;/ol&gt;</text:p>
      <text:p text:style-name="Normal"><text:s text:c="20"/>&lt;p&gt;Tours are available by appointment Tuesday-Saturday.&lt;/p&gt;</text:p>
      <text:p text:style-name="Normal"><text:s text:c="16"/>&lt;/div&gt;</text:p>
      <text:p text:style-name="Normal"><text:s text:c="16"/>&lt;div class="card"&gt;</text:p>
      <text:p text:style-name="Normal"><text:s text:c="20"/>&lt;h3&gt;&lt;i class="fas fa-handshake poultry-icon"&gt;&lt;/i&gt;Wholesale &amp; Partnerships&lt;/h3&gt;</text:p>
      <text:p text:style-name="Normal"><text:s text:c="20"/>&lt;p&gt;We partner with restaurants, hotels, and retailers:&lt;/p&gt;</text:p>
      <text:p text:style-name="Normal"><text:s text:c="20"/>&lt;ul&gt;</text:p>
      <text:p text:style-name="Normal"><text:s text:c="24"/>&lt;li&gt;Custom cuts and packaging for restaurants&lt;/li&gt;</text:p>
      <text:p text:style-name="Normal"><text:s text:c="24"/>&lt;li&gt;Private labeling for retailers&lt;/li&gt;</text:p>
      <text:p text:style-name="Normal"><text:s text:c="24"/>&lt;li&gt;Consistent supply contracts with guaranteed pricing&lt;/li&gt;</text:p>
      <text:p text:style-name="Normal"><text:s text:c="24"/>&lt;li&gt;Quality assurance and traceability reports&lt;/li&gt;</text:p>
      <text:p text:style-name="Normal"><text:s text:c="20"/>&lt;/ul&gt;</text:p>
      <text:p text:style-name="Normal"><text:s text:c="20"/>&lt;p&gt;Contact us to discuss partnership opportunities.&lt;/p&gt;</text:p>
      <text:p text:style-name="Normal"><text:s text:c="16"/>&lt;/div&gt;</text:p>
      <text:p text:style-name="Normal"><text:s text:c="12"/>&lt;/div&gt;</text:p>
      <text:p text:style-name="Normal"><text:s text:c="12"/></text:p>
      <text:p text:style-name="Normal"><text:s text:c="12"/>&lt;div class="card"&gt;</text:p>
      <text:p text:style-name="Normal"><text:s text:c="16"/>&lt;h3&gt;Service Area&lt;/h3&gt;</text:p>
      <text:p text:style-name="Normal"><text:s text:c="16"/>&lt;p&gt;We currently serve the following areas with our delivery services:&lt;/p&gt;</text:p>
      <text:p text:style-name="Normal"><text:s text:c="16"/>&lt;table&gt;</text:p>
      <text:p text:style-name="Normal"><text:s text:c="20"/>&lt;thead&gt;</text:p>
      <text:p text:style-name="Normal"><text:s text:c="24"/>&lt;tr&gt;</text:p>
      <text:p text:style-name="Normal"><text:s text:c="28"/>&lt;th&gt;Area&lt;/th&gt;</text:p>
      <text:p text:style-name="Normal"><text:s text:c="28"/>&lt;th&gt;Delivery Days&lt;/th&gt;</text:p>
      <text:p text:style-name="Normal"><text:s text:c="28"/>&lt;th&gt;Minimum Order&lt;/th&gt;</text:p>
      <text:p text:style-name="Normal"><text:s text:c="28"/>&lt;th&gt;Delivery Fee&lt;/th&gt;</text:p>
      <text:p text:style-name="Normal"><text:s text:c="24"/>&lt;/tr&gt;</text:p>
      <text:p text:style-name="Normal"><text:s text:c="20"/>&lt;/thead&gt;</text:p>
      <text:p text:style-name="Normal"><text:s text:c="20"/>&lt;tbody&gt;</text:p>
      <text:p text:style-name="Normal"><text:s text:c="24"/>&lt;tr&gt;</text:p>
      <text:p text:style-name="Normal"><text:s text:c="28"/>&lt;td&gt;Local (0-20 miles)&lt;/td&gt;</text:p>
      <text:p text:style-name="Normal"><text:s text:c="28"/>&lt;td&gt;Mon-Sat&lt;/td&gt;</text:p>
      <text:p text:style-name="Normal"><text:s text:c="28"/>&lt;td&gt;$25&lt;/td&gt;</text:p>
      <text:p text:style-name="Normal"><text:s text:c="28"/>&lt;td&gt;Free&lt;/td&gt;</text:p>
      <text:p text:style-name="Normal"><text:s text:c="24"/>&lt;/tr&gt;</text:p>
      <text:p text:style-name="Normal"><text:s text:c="24"/>&lt;tr&gt;</text:p>
      <text:p text:style-name="Normal"><text:s text:c="28"/>&lt;td&gt;Regional (21-50 miles)&lt;/td&gt;</text:p>
      <text:p text:style-name="Normal"><text:s text:c="28"/>&lt;td&gt;Mon, Wed, Fri&lt;/td&gt;</text:p>
      <text:p text:style-name="Normal"><text:s text:c="28"/>&lt;td&gt;$50&lt;/td&gt;</text:p>
      <text:p text:style-name="Normal"><text:s text:c="28"/>&lt;td&gt;$10&lt;/td&gt;</text:p>
      <text:p text:style-name="Normal"><text:s text:c="24"/>&lt;/tr&gt;</text:p>
      <text:p text:style-name="Normal"><text:s text:c="24"/>&lt;tr&gt;</text:p>
      <text:p text:style-name="Normal"><text:s text:c="28"/>&lt;td&gt;Extended (51-100 miles)&lt;/td&gt;</text:p>
      <text:p text:style-name="Normal"><text:s text:c="28"/>&lt;td&gt;Tue, Thu&lt;/td&gt;</text:p>
      <text:p text:style-name="Normal"><text:s text:c="28"/>&lt;td&gt;$100&lt;/td&gt;</text:p>
      <text:p text:style-name="Normal"><text:s text:c="28"/>&lt;td&gt;$25&lt;/td&gt;</text:p>
      <text:p text:style-name="Normal"><text:s text:c="24"/>&lt;/tr&gt;</text:p>
      <text:p text:style-name="Normal"><text:s text:c="24"/>&lt;tr&gt;</text:p>
      <text:p text:style-name="Normal"><text:s text:c="28"/>&lt;td&gt;Bulk Orders (100+ miles)&lt;/td&gt;</text:p>
      <text:p text:style-name="Normal"><text:s text:c="28"/>&lt;td&gt;By Appointment&lt;/td&gt;</text:p>
      <text:p text:style-name="Normal"><text:s text:c="28"/>&lt;td&gt;$500&lt;/td&gt;</text:p>
      <text:p text:style-name="Normal"><text:s text:c="28"/>&lt;td&gt;Negotiable&lt;/td&gt;</text:p>
      <text:p text:style-name="Normal"><text:s text:c="24"/>&lt;/tr&gt;</text:p>
      <text:p text:style-name="Normal"><text:s text:c="20"/>&lt;/tbody&gt;</text:p>
      <text:p text:style-name="Normal"><text:s text:c="16"/>&lt;/table&gt;</text:p>
      <text:p text:style-name="Normal"><text:s text:c="12"/>&lt;/div&gt;</text:p>
      <text:p text:style-name="Normal"><text:s text:c="8"/>&lt;/div&gt;</text:p>
      <text:p text:style-name="Normal"><text:s text:c="4"/>&lt;/section&gt;</text:p>
      <text:p text:style-name="Normal"/>
      <text:p text:style-name="Normal"><text:s text:c="4"/>&lt;!-- Contact Page --&gt;</text:p>
      <text:p text:style-name="Normal"><text:s text:c="4"/>&lt;section id="contact" class="page"&gt;</text:p>
      <text:p text:style-name="Normal"><text:s text:c="8"/>&lt;div class="container"&gt;</text:p>
      <text:p text:style-name="Normal"><text:s text:c="12"/>&lt;h2 class="section-title"&gt;Contact Us&lt;/h2&gt;</text:p>
      <text:p text:style-name="Normal"><text:s text:c="12"/>&lt;div class="grid"&gt;</text:p>
      <text:p text:style-name="Normal"><text:s text:c="16"/>&lt;div class="card"&gt;</text:p>
      <text:p text:style-name="Normal"><text:s text:c="20"/>&lt;h3&gt;&lt;i class="fas fa-map-marker-alt poultry-icon"&gt;&lt;/i&gt;Visit Our Farm&lt;/h3&gt;</text:p>
      <text:p text:style-name="Normal"><text:s text:c="20"/>&lt;div class="contact-info"&gt;</text:p>
      <text:p text:style-name="Normal"><text:s text:c="24"/>&lt;i class="fas fa-map-pin"&gt;&lt;/i&gt;</text:p>
      <text:p text:style-name="Normal"><text:s text:c="24"/>&lt;div&gt;</text:p>
      <text:p text:style-name="Normal"><text:s text:c="28"/>&lt;h4&gt;Address&lt;/h4&gt;</text:p>
      <text:p text:style-name="Normal"><text:s text:c="28"/>&lt;p&gt;123 Farm Road, Rural County&lt;br&gt;Agriculture State, 12345&lt;/p&gt;</text:p>
      <text:p text:style-name="Normal"><text:s text:c="24"/>&lt;/div&gt;</text:p>
      <text:p text:style-name="Normal"><text:s text:c="20"/>&lt;/div&gt;</text:p>
      <text:p text:style-name="Normal"><text:s text:c="20"/>&lt;div class="contact-info"&gt;</text:p>
      <text:p text:style-name="Normal"><text:s text:c="24"/>&lt;i class="fas fa-clock"&gt;&lt;/i&gt;</text:p>
      <text:p text:style-name="Normal"><text:s text:c="24"/>&lt;div&gt;</text:p>
      <text:p text:style-name="Normal"><text:s text:c="28"/>&lt;h4&gt;Farm Store Hours&lt;/h4&gt;</text:p>
      <text:p text:style-name="Normal"><text:s text:c="28"/>&lt;p&gt;Monday-Friday: 8am-6pm&lt;br&gt;Saturday: 9am-4pm&lt;br&gt;Sunday: Closed&lt;/p&gt;</text:p>
      <text:p text:style-name="Normal"><text:s text:c="24"/>&lt;/div&gt;</text:p>
      <text:p text:style-name="Normal"><text:s text:c="20"/>&lt;/div&gt;</text:p>
      <text:p text:style-name="Normal"><text:s text:c="20"/>&lt;div class="contact-info"&gt;</text:p>
      <text:p text:style-name="Normal"><text:s text:c="24"/>&lt;i class="fas fa-car"&gt;&lt;/i&gt;</text:p>
      <text:p text:style-name="Normal"><text:s text:c="24"/>&lt;div&gt;</text:p>
      <text:p text:style-name="Normal"><text:s text:c="28"/>&lt;h4&gt;Directions&lt;/h4&gt;</text:p>
      <text:p text:style-name="Normal"><text:s text:c="28"/>&lt;p&gt;From Highway 101, take exit 45 toward Rural County. Turn left on County Road 12, then right on Farm Road. We're 2 miles on the left.&lt;/p&gt;</text:p>
      <text:p text:style-name="Normal"><text:s text:c="24"/>&lt;/div&gt;</text:p>
      <text:p text:style-name="Normal"><text:s text:c="20"/>&lt;/div&gt;</text:p>
      <text:p text:style-name="Normal"><text:s text:c="16"/>&lt;/div&gt;</text:p>
      <text:p text:style-name="Normal"><text:s text:c="16"/>&lt;div class="card"&gt;</text:p>
      <text:p text:style-name="Normal"><text:s text:c="20"/>&lt;h3&gt;&lt;i class="fas fa-phone-alt poultry-icon"&gt;&lt;/i&gt;Get In Touch&lt;/h3&gt;</text:p>
      <text:p text:style-name="Normal"><text:s text:c="20"/>&lt;div class="contact-info"&gt;</text:p>
      <text:p text:style-name="Normal"><text:s text:c="24"/>&lt;i class="fas fa-phone"&gt;&lt;/i&gt;</text:p>
      <text:p text:style-name="Normal"><text:s text:c="24"/>&lt;div&gt;</text:p>
      <text:p text:style-name="Normal"><text:s text:c="28"/>&lt;h4&gt;Phone&lt;/h4&gt;</text:p>
      <text:p text:style-name="Normal"><text:s text:c="28"/>&lt;p&gt;Main Office: (555) 123-4567&lt;br&gt;Orders: (555) 123-4568&lt;br&gt;Fax: (555) 123-4569&lt;/p&gt;</text:p>
      <text:p text:style-name="Normal"><text:s text:c="24"/>&lt;/div&gt;</text:p>
      <text:p text:style-name="Normal"><text:s text:c="20"/>&lt;/div&gt;</text:p>
      <text:p text:style-name="Normal"><text:s text:c="20"/>&lt;div class="contact-info"&gt;</text:p>
      <text:p text:style-name="Normal"><text:s text:c="24"/>&lt;i class="fas fa-envelope"&gt;&lt;/i&gt;</text:p>
      <text:p text:style-name="Normal"><text:s text:c="24"/>&lt;div&gt;</text:p>
      <text:p text:style-name="Normal"><text:s text:c="28"/>&lt;h4&gt;Email&lt;/h4&gt;</text:p>
      <text:p text:style-name="Normal"><text:s text:c="28"/>&lt;p&gt;General: info@goldenfeatherpoultry.com&lt;br&gt;Orders: orders@goldenfeatherpoultry.com&lt;br&gt;Wholesale: wholesale@goldenfeatherpoultry.com&lt;/p&gt;</text:p>
      <text:p text:style-name="Normal"><text:s text:c="24"/>&lt;/div&gt;</text:p>
      <text:p text:style-name="Normal"><text:s text:c="20"/>&lt;/div&gt;</text:p>
      <text:p text:style-name="Normal"><text:s text:c="20"/>&lt;div class="contact-info"&gt;</text:p>
      <text:p text:style-name="Normal"><text:s text:c="24"/>&lt;i class="fas fa-calendar-alt"&gt;&lt;/i&gt;</text:p>
      <text:p text:style-name="Normal"><text:s text:c="24"/>&lt;div&gt;</text:p>
      <text:p text:style-name="Normal"><text:s text:c="28"/>&lt;h4&gt;Farm Tours&lt;/h4&gt;</text:p>
      <text:p text:style-name="Normal"><text:s text:c="28"/>&lt;p&gt;To schedule a farm tour, please call or email at least one week in advance. Group sizes limited to 25 people.&lt;/p&gt;</text:p>
      <text:p text:style-name="Normal"><text:s text:c="24"/>&lt;/div&gt;</text:p>
      <text:p text:style-name="Normal"><text:s text:c="20"/>&lt;/div&gt;</text:p>
      <text:p text:style-name="Normal"><text:s text:c="16"/>&lt;/div&gt;</text:p>
      <text:p text:style-name="Normal"><text:s text:c="12"/>&lt;/div&gt;</text:p>
      <text:p text:style-name="Normal"><text:s text:c="12"/></text:p>
      <text:p text:style-name="Normal"><text:s text:c="12"/>&lt;div class="card"&gt;</text:p>
      <text:p text:style-name="Normal"><text:s text:c="16"/>&lt;h3&gt;Send Us a Message&lt;/h3&gt;</text:p>
      <text:p text:style-name="Normal"><text:s text:c="16"/>&lt;form id="contactForm"&gt;</text:p>
      <text:p text:style-name="Normal"><text:s text:c="20"/>&lt;div style="display: grid; grid-template-columns: 1fr 1fr; gap: 20px; margin-bottom: 20px;"&gt;</text:p>
      <text:p text:style-name="Normal"><text:s text:c="24"/>&lt;div&gt;</text:p>
      <text:p text:style-name="Normal"><text:s text:c="28"/>&lt;label for="name"&gt;Full Name *&lt;/label&gt;</text:p>
      <text:p text:style-name="Normal"><text:s text:c="28"/>&lt;input type="text" id="name" required style="width: 100%; padding: 10px; border: 1px solid #ddd; border-radius: 4px; margin-top: 5px;"&gt;</text:p>
      <text:p text:style-name="Normal"><text:s text:c="24"/>&lt;/div&gt;</text:p>
      <text:p text:style-name="Normal"><text:s text:c="24"/>&lt;div&gt;</text:p>
      <text:p text:style-name="Normal"><text:s text:c="28"/>&lt;label for="email"&gt;Email Address *&lt;/label&gt;</text:p>
      <text:p text:style-name="Normal"><text:s text:c="28"/>&lt;input type="email" id="email" required style="width: 100%; padding: 10px; border: 1px solid #ddd; border-radius: 4px; margin-top: 5px;"&gt;</text:p>
      <text:p text:style-name="Normal"><text:s text:c="24"/>&lt;/div&gt;</text:p>
      <text:p text:style-name="Normal"><text:s text:c="20"/>&lt;/div&gt;</text:p>
      <text:p text:style-name="Normal"><text:s text:c="20"/></text:p>
      <text:p text:style-name="Normal"><text:s text:c="20"/>&lt;div style="margin-bottom: 20px;"&gt;</text:p>
      <text:p text:style-name="Normal"><text:s text:c="24"/>&lt;label for="subject"&gt;Subject&lt;/label&gt;</text:p>
      <text:p text:style-name="Normal"><text:s text:c="24"/>&lt;input type="text" id="subject" style="width: 100%; padding: 10px; border: 1px solid #ddd; border-radius: 4px; margin-top: 5px;"&gt;</text:p>
      <text:p text:style-name="Normal"><text:s text:c="20"/>&lt;/div&gt;</text:p>
      <text:p text:style-name="Normal"><text:s text:c="20"/></text:p>
      <text:p text:style-name="Normal"><text:s text:c="20"/>&lt;div style="margin-bottom: 20px;"&gt;</text:p>
      <text:p text:style-name="Normal"><text:s text:c="24"/>&lt;label for="message"&gt;Message *&lt;/label&gt;</text:p>
      <text:p text:style-name="Normal"><text:s text:c="24"/>&lt;textarea id="message" rows="5" required style="width: 100%; padding: 10px; border: 1px solid #ddd; border-radius: 4px; margin-top: 5px;"&gt;&lt;/textarea&gt;</text:p>
      <text:p text:style-name="Normal"><text:s text:c="20"/>&lt;/div&gt;</text:p>
      <text:p text:style-name="Normal"><text:s text:c="20"/></text:p>
      <text:p text:style-name="Normal"><text:s text:c="20"/>&lt;button type="submit" class="btn"&gt;Send Message&lt;/button&gt;</text:p>
      <text:p text:style-name="Normal"><text:s text:c="16"/>&lt;/form&gt;</text:p>
      <text:p text:style-name="Normal"><text:s text:c="12"/>&lt;/div&gt;</text:p>
      <text:p text:style-name="Normal"><text:s text:c="8"/>&lt;/div&gt;</text:p>
      <text:p text:style-name="Normal"><text:s text:c="4"/>&lt;/section&gt;</text:p>
      <text:p text:style-name="Normal"/>
      <text:p text:style-name="Normal"><text:s text:c="4"/>&lt;!-- Footer --&gt;</text:p>
      <text:p text:style-name="Normal"><text:s text:c="4"/>&lt;footer&gt;</text:p>
      <text:p text:style-name="Normal"><text:s text:c="8"/>&lt;div class="container"&gt;</text:p>
      <text:p text:style-name="Normal"><text:s text:c="12"/>&lt;div class="footer-content"&gt;</text:p>
      <text:p text:style-name="Normal"><text:s text:c="16"/>&lt;div class="footer-section"&gt;</text:p>
      <text:p text:style-name="Normal"><text:s text:c="20"/>&lt;h3&gt;Golden Feather Poultry&lt;/h3&gt;</text:p>
      <text:p text:style-name="Normal"><text:s text:c="20"/>&lt;p&gt;Providing high-quality, sustainable poultry products since 2005. Healthy chickens, fresh eggs, and ethical farming practices.&lt;/p&gt;</text:p>
      <text:p text:style-name="Normal"><text:s text:c="20"/>&lt;div style="margin-top: 15px;"&gt;</text:p>
      <text:p text:style-name="Normal"><text:s text:c="24"/>&lt;a href="#"&gt;&lt;i class="fab fa-facebook" style="margin-right: 10px;"&gt;&lt;/i&gt;&lt;/a&gt;</text:p>
      <text:p text:style-name="Normal"><text:s text:c="24"/>&lt;a href="#"&gt;&lt;i class="fab fa-twitter" style="margin-right: 10px;"&gt;&lt;/i&gt;&lt;/a&gt;</text:p>
      <text:p text:style-name="Normal"><text:s text:c="24"/>&lt;a href="#"&gt;&lt;i class="fab fa-instagram" style="margin-right: 10px;"&gt;&lt;/i&gt;&lt;/a&gt;</text:p>
      <text:p text:style-name="Normal"><text:s text:c="24"/>&lt;a href="#"&gt;&lt;i class="fab fa-youtube" style="margin-right: 10px;"&gt;&lt;/i&gt;&lt;/a&gt;</text:p>
      <text:p text:style-name="Normal"><text:s text:c="20"/>&lt;/div&gt;</text:p>
      <text:p text:style-name="Normal"><text:s text:c="16"/>&lt;/div&gt;</text:p>
      <text:p text:style-name="Normal"><text:s text:c="16"/>&lt;div class="footer-section"&gt;</text:p>
      <text:p text:style-name="Normal"><text:s text:c="20"/>&lt;h3&gt;Quick Links&lt;/h3&gt;</text:p>
      <text:p text:style-name="Normal"><text:s text:c="20"/>&lt;a href="#home" onclick="showPage('home')"&gt;Home&lt;/a&gt;</text:p>
      <text:p text:style-name="Normal"><text:s text:c="20"/>&lt;a href="#about" onclick="showPage('about')"&gt;About Us&lt;/a&gt;</text:p>
      <text:p text:style-name="Normal"><text:s text:c="20"/>&lt;a href="#products" onclick="showPage('products')"&gt;Products&lt;/a&gt;</text:p>
      <text:p text:style-name="Normal"><text:s text:c="20"/>&lt;a href="#services" onclick="showPage('services')"&gt;Services&lt;/a&gt;</text:p>
      <text:p text:style-name="Normal"><text:s text:c="20"/>&lt;a href="#contact" onclick="showPage('contact')"&gt;Contact&lt;/a&gt;</text:p>
      <text:p text:style-name="Normal"><text:s text:c="16"/>&lt;/div&gt;</text:p>
      <text:p text:style-name="Normal"><text:s text:c="16"/>&lt;div class="footer-section"&gt;</text:p>
      <text:p text:style-name="Normal"><text:s text:c="20"/>&lt;h3&gt;Contact Info&lt;/h3&gt;</text:p>
      <text:p text:style-name="Normal"><text:s text:c="20"/>&lt;p&gt;&lt;i class="fas fa-map-marker-alt" style="margin-right: 10px;"&gt;&lt;/i&gt;123 Farm Road, Rural County&lt;/p&gt;</text:p>
      <text:p text:style-name="Normal"><text:s text:c="20"/>&lt;p&gt;&lt;i class="fas fa-phone" style="margin-right: 10px;"&gt;&lt;/i&gt;(555) 123-4567&lt;/p&gt;</text:p>
      <text:p text:style-name="Normal"><text:s text:c="20"/>&lt;p&gt;&lt;i class="fas fa-envelope" style="margin-right: 10px;"&gt;&lt;/i&gt;info@goldenfeatherpoultry.com&lt;/p&gt;</text:p>
      <text:p text:style-name="Normal"><text:s text:c="16"/>&lt;/div&gt;</text:p>
      <text:p text:style-name="Normal"><text:s text:c="12"/>&lt;/div&gt;</text:p>
      <text:p text:style-name="Normal"><text:s text:c="12"/>&lt;div class="copyright"&gt;</text:p>
      <text:p text:style-name="Normal"><text:s text:c="16"/>&lt;p&gt;&amp;copy; 2023 Golden Feather Poultry Farm. All rights reserved. | Designed with HTML5 &amp; CSS3&lt;/p&gt;</text:p>
      <text:p text:style-name="Normal"><text:s text:c="12"/>&lt;/div&gt;</text:p>
      <text:p text:style-name="Normal"><text:s text:c="8"/>&lt;/div&gt;</text:p>
      <text:p text:style-name="Normal"><text:s text:c="4"/>&lt;/footer&gt;</text:p>
      <text:p text:style-name="Normal"/>
      <text:p text:style-name="Normal"><text:s text:c="4"/>&lt;script&gt;</text:p>
      <text:p text:style-name="Normal"><text:s text:c="8"/>// Navigation functionality</text:p>
      <text:p text:style-name="Normal"><text:s text:c="8"/>function showPage(pageId) {</text:p>
      <text:p text:style-name="Normal"><text:s text:c="12"/>// Hide all pages</text:p>
      <text:p text:style-name="Normal"><text:s text:c="12"/>const pages = document.querySelectorAll('.page');</text:p>
      <text:p text:style-name="Normal"><text:s text:c="12"/>pages.forEach(page =&gt; {</text:p>
      <text:p text:style-name="Normal"><text:s text:c="16"/>page.classList.remove('active');</text:p>
      <text:p text:style-name="Normal"><text:s text:c="12"/>});</text:p>
      <text:p text:style-name="Normal"><text:s text:c="12"/></text:p>
      <text:p text:style-name="Normal"><text:s text:c="12"/>// Show selected page</text:p>
      <text:p text:style-name="Normal"><text:s text:c="12"/>document.getElementById(pageId).classList.add('active');</text:p>
      <text:p text:style-name="Normal"><text:s text:c="12"/></text:p>
      <text:p text:style-name="Normal"><text:s text:c="12"/>// Update active navigation link</text:p>
      <text:p text:style-name="Normal"><text:s text:c="12"/>const navLinks = document.querySelectorAll('.topnav a');</text:p>
      <text:p text:style-name="Normal"><text:s text:c="12"/>navLinks.forEach(link =&gt; {</text:p>
      <text:p text:style-name="Normal"><text:s text:c="16"/>link.classList.remove('active');</text:p>
      <text:p text:style-name="Normal"><text:s text:c="16"/>if (link.getAttribute('href') === `#${pageId}`) {</text:p>
      <text:p text:style-name="Normal"><text:s text:c="20"/>link.classList.add('active');</text:p>
      <text:p text:style-name="Normal"><text:s text:c="16"/>}</text:p>
      <text:p text:style-name="Normal"><text:s text:c="12"/>});</text:p>
      <text:p text:style-name="Normal"><text:s text:c="12"/></text:p>
      <text:p text:style-name="Normal"><text:s text:c="12"/>// Close responsive menu if open</text:p>
      <text:p text:style-name="Normal"><text:s text:c="12"/>const topnav = document.getElementById("myTopnav");</text:p>
      <text:p text:style-name="Normal"><text:s text:c="12"/>if (topnav.classList.contains('responsive')) {</text:p>
      <text:p text:style-name="Normal"><text:s text:c="16"/>topnav.classList.remove('responsive');</text:p>
      <text:p text:style-name="Normal"><text:s text:c="12"/>}</text:p>
      <text:p text:style-name="Normal"><text:s text:c="12"/></text:p>
      <text:p text:style-name="Normal"><text:s text:c="12"/>// Scroll to top</text:p>
      <text:p text:style-name="Normal"><text:s text:c="12"/>window.scrollTo(0, 0);</text:p>
      <text:p text:style-name="Normal"><text:s text:c="8"/>}</text:p>
      <text:p text:style-name="Normal"><text:s text:c="8"/></text:p>
      <text:p text:style-name="Normal"><text:s text:c="8"/>// Toggle responsive navigation</text:p>
      <text:p text:style-name="Normal"><text:s text:c="8"/>function toggleNav() {</text:p>
      <text:p text:style-name="Normal"><text:s text:c="12"/>const topnav = document.getElementById("myTopnav");</text:p>
      <text:p text:style-name="Normal"><text:s text:c="12"/>topnav.classList.toggle("responsive");</text:p>
      <text:p text:style-name="Normal"><text:s text:c="8"/>}</text:p>
      <text:p text:style-name="Normal"><text:s text:c="8"/></text:p>
      <text:p text:style-name="Normal"><text:s text:c="8"/>// Form submission</text:p>
      <text:p text:style-name="Normal"><text:s text:c="8"/>document.getElementById('contactForm').addEventListener('submit', function(e) {</text:p>
      <text:p text:style-name="Normal"><text:s text:c="12"/>e.preventDefault();</text:p>
      <text:p text:style-name="Normal"><text:s text:c="12"/>alert('Thank you for your message! We will get back to you soon.');</text:p>
      <text:p text:style-name="Normal"><text:s text:c="12"/>this.reset();</text:p>
      <text:p text:style-name="Normal"><text:s text:c="8"/>});</text:p>
      <text:p text:style-name="Normal"><text:s text:c="8"/></text:p>
      <text:p text:style-name="Normal"><text:s text:c="8"/>// Initialize page</text:p>
      <text:p text:style-name="Normal"><text:s text:c="8"/>document.addEventListener('DOMContentLoaded', function() {</text:p>
      <text:p text:style-name="Normal"><text:s text:c="12"/>// Set home page as active</text:p>
      <text:p text:style-name="Normal"><text:s text:c="12"/>showPage('home');</text:p>
      <text:p text:style-name="Normal"><text:s text:c="8"/>});</text:p>
      <text:p text:style-name="Normal"><text:s text:c="4"/>&lt;/script&gt;</text:p>
      <text:p text:style-name="Normal">&lt;/body&gt;</text:p>
      <text:p text:style-name="Normal">&lt;/html&gt;</text:p>
      <text:p text:style-name="Normal">```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Yu Gothic Light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ng Black</meta:initial-creator>
    <dc:creator>King Black</dc:creator>
    <meta:creation-date>2025-12-02T23:00:00Z</meta:creation-date>
    <dc:date>2025-12-02T23:00:00Z</dc:date>
    <meta:template xlink:href="Normal.dotm" xlink:type="simple"/>
    <meta:editing-cycles>2</meta:editing-cycles>
    <meta:editing-duration>PT60S</meta:editing-duration>
    <meta:document-statistic meta:page-count="1" meta:paragraph-count="68" meta:word-count="5084" meta:character-count="34001" meta:row-count="241" meta:non-whitespace-character-count="28985"/>
  </office:meta>
</office:document-meta>
</file>